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9" style:family="table">
      <style:table-properties style:width="7.3in" style:rel-width="100%" table:align="left"/>
    </style:style>
    <style:style style:name="Table9.A" style:family="table-column">
      <style:table-column-properties style:column-width="7.3in" style:rel-column-width="22861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="none"/>
    </style:style>
    <style:style style:name="Table6" style:family="table">
      <style:table-properties style:width="6.8618in" style:rel-width="95%" table:align="right" style:may-break-between-rows="false"/>
    </style:style>
    <style:style style:name="Table6.A" style:family="table-column">
      <style:table-column-properties style:column-width="2.059in" style:rel-column-width="3522*"/>
    </style:style>
    <style:style style:name="Table6.B" style:family="table-column">
      <style:table-column-properties style:column-width="4.8028in" style:rel-column-width="8217*"/>
    </style:style>
    <style:style style:name="Table6.A1" style:family="table-cell">
      <style:table-cell-properties fo:padding="0.0382in" fo:border="none"/>
    </style:style>
    <style:style style:name="Table19" style:family="table">
      <style:table-properties style:width="6.8618in" style:rel-width="95%" table:align="right" style:may-break-between-rows="false"/>
    </style:style>
    <style:style style:name="Table19.A" style:family="table-column">
      <style:table-column-properties style:column-width="2.059in" style:rel-column-width="3522*"/>
    </style:style>
    <style:style style:name="Table19.B" style:family="table-column">
      <style:table-column-properties style:column-width="4.8028in" style:rel-column-width="8217*"/>
    </style:style>
    <style:style style:name="Table19.A1" style:family="table-cell">
      <style:table-cell-properties fo:padding="0.0382in" fo:border="none"/>
    </style:style>
    <style:style style:name="Table1" style:family="table">
      <style:table-properties style:width="6.8618in" style:rel-width="95%" table:align="right" style:may-break-between-rows="false"/>
    </style:style>
    <style:style style:name="Table1.A" style:family="table-column">
      <style:table-column-properties style:column-width="2.059in" style:rel-column-width="3522*"/>
    </style:style>
    <style:style style:name="Table1.B" style:family="table-column">
      <style:table-column-properties style:column-width="4.8028in" style:rel-column-width="8217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6.8618in" style:rel-width="95%" table:align="right" style:may-break-between-rows="false"/>
    </style:style>
    <style:style style:name="Table2.A" style:family="table-column">
      <style:table-column-properties style:column-width="2.059in" style:rel-column-width="3522*"/>
    </style:style>
    <style:style style:name="Table2.B" style:family="table-column">
      <style:table-column-properties style:column-width="4.8028in" style:rel-column-width="8217*"/>
    </style:style>
    <style:style style:name="Table2.A1" style:family="table-cell">
      <style:table-cell-properties fo:padding="0.0382in" fo:border="none"/>
    </style:style>
    <style:style style:name="Table7" style:family="table">
      <style:table-properties style:width="6.8618in" style:rel-width="95%" table:align="right" style:may-break-between-rows="false"/>
    </style:style>
    <style:style style:name="Table7.A" style:family="table-column">
      <style:table-column-properties style:column-width="2.059in" style:rel-column-width="3522*"/>
    </style:style>
    <style:style style:name="Table7.B" style:family="table-column">
      <style:table-column-properties style:column-width="4.8028in" style:rel-column-width="8217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8618in" style:rel-width="95%" table:align="right" style:may-break-between-rows="false"/>
    </style:style>
    <style:style style:name="Table8.A" style:family="table-column">
      <style:table-column-properties style:column-width="2.059in" style:rel-column-width="3522*"/>
    </style:style>
    <style:style style:name="Table8.B" style:family="table-column">
      <style:table-column-properties style:column-width="4.8028in" style:rel-column-width="8217*"/>
    </style:style>
    <style:style style:name="Table8.A1" style:family="table-cell">
      <style:table-cell-properties fo:padding="0.0382in" fo:border="none"/>
    </style:style>
    <style:style style:name="Table3" style:family="table">
      <style:table-properties style:width="6.8618in" style:rel-width="95%" table:align="right" style:may-break-between-rows="false"/>
    </style:style>
    <style:style style:name="Table3.A" style:family="table-column">
      <style:table-column-properties style:column-width="2.059in" style:rel-column-width="3522*"/>
    </style:style>
    <style:style style:name="Table3.B" style:family="table-column">
      <style:table-column-properties style:column-width="4.8028in" style:rel-column-width="8217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8618in" style:rel-width="95%" table:align="right" style:may-break-between-rows="false"/>
    </style:style>
    <style:style style:name="Table4.A" style:family="table-column">
      <style:table-column-properties style:column-width="2.059in" style:rel-column-width="3522*"/>
    </style:style>
    <style:style style:name="Table4.B" style:family="table-column">
      <style:table-column-properties style:column-width="4.8028in" style:rel-column-width="8217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8618in" style:rel-width="95%" table:align="right" style:may-break-between-rows="false"/>
    </style:style>
    <style:style style:name="Table5.A" style:family="table-column">
      <style:table-column-properties style:column-width="2.059in" style:rel-column-width="3522*"/>
    </style:style>
    <style:style style:name="Table5.B" style:family="table-column">
      <style:table-column-properties style:column-width="4.8028in" style:rel-column-width="8217*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background-color="transparent" fo:padding="0.0382in" fo:border="none">
        <style:background-image/>
      </style:table-cell-properties>
    </style:style>
    <style:style style:name="Table25" style:family="table">
      <style:table-properties style:width="6.9347in" style:rel-width="95%" table:align="right" style:may-break-between-rows="false"/>
    </style:style>
    <style:style style:name="Table25.A" style:family="table-column">
      <style:table-column-properties style:column-width="1.0403in" style:rel-column-width="3258*"/>
    </style:style>
    <style:style style:name="Table25.B" style:family="table-column">
      <style:table-column-properties style:column-width="2.0806in" style:rel-column-width="6515*"/>
    </style:style>
    <style:style style:name="Table25.C" style:family="table-column">
      <style:table-column-properties style:column-width="3.8139in" style:rel-column-width="11945*"/>
    </style:style>
    <style:style style:name="Table25.A1" style:family="table-cell">
      <style:table-cell-properties fo:padding="0.0382in" fo:border="none"/>
    </style:style>
    <style:style style:name="Table10" style:family="table">
      <style:table-properties style:width="6.9347in" style:rel-width="95%" table:align="right" style:may-break-between-rows="true"/>
    </style:style>
    <style:style style:name="Table10.A" style:family="table-column">
      <style:table-column-properties style:column-width="1.734in" style:rel-column-width="5430*"/>
    </style:style>
    <style:style style:name="Table10.B" style:family="table-column">
      <style:table-column-properties style:column-width="5.2007in" style:rel-column-width="16287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7.3in" style:rel-width="100%" table:align="center"/>
    </style:style>
    <style:style style:name="Table11.A" style:family="table-column">
      <style:table-column-properties style:column-width="7.3in" style:rel-column-width="22861*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6.8618in" style:rel-width="95%" table:align="right" style:may-break-between-rows="false"/>
    </style:style>
    <style:style style:name="Table12.A" style:family="table-column">
      <style:table-column-properties style:column-width="1.7153in" style:rel-column-width="5403*"/>
    </style:style>
    <style:style style:name="Table12.B" style:family="table-column">
      <style:table-column-properties style:column-width="5.1465in" style:rel-column-width="16210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8618in" style:rel-width="95%" table:align="right" style:may-break-between-rows="false"/>
    </style:style>
    <style:style style:name="Table13.A" style:family="table-column">
      <style:table-column-properties style:column-width="1.7153in" style:rel-column-width="5403*"/>
    </style:style>
    <style:style style:name="Table13.B" style:family="table-column">
      <style:table-column-properties style:column-width="5.1465in" style:rel-column-width="16210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8618in" style:rel-width="95%" table:align="right" style:may-break-between-rows="false"/>
    </style:style>
    <style:style style:name="Table14.A" style:family="table-column">
      <style:table-column-properties style:column-width="1.7153in" style:rel-column-width="5403*"/>
    </style:style>
    <style:style style:name="Table14.B" style:family="table-column">
      <style:table-column-properties style:column-width="5.1465in" style:rel-column-width="16210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8618in" style:rel-width="95%" table:align="right" style:may-break-between-rows="false"/>
    </style:style>
    <style:style style:name="Table15.A" style:family="table-column">
      <style:table-column-properties style:column-width="1.7153in" style:rel-column-width="5403*"/>
    </style:style>
    <style:style style:name="Table15.B" style:family="table-column">
      <style:table-column-properties style:column-width="5.1465in" style:rel-column-width="16210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7.3in" style:rel-width="100%" table:align="center"/>
    </style:style>
    <style:style style:name="Table16.A" style:family="table-column">
      <style:table-column-properties style:column-width="7.3in" style:rel-column-width="22861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8618in" style:rel-width="95%" table:align="right" style:may-break-between-rows="false"/>
    </style:style>
    <style:style style:name="Table17.A" style:family="table-column">
      <style:table-column-properties style:column-width="2.4014in" style:rel-column-width="4951*"/>
    </style:style>
    <style:style style:name="Table17.B" style:family="table-column">
      <style:table-column-properties style:column-width="4.4604in" style:rel-column-width="9195*"/>
    </style:style>
    <style:style style:name="Table17.A1" style:family="table-cell">
      <style:table-cell-properties fo:padding="0.0382in" fo:border="none"/>
    </style:style>
    <style:style style:name="Table23" style:family="table">
      <style:table-properties style:width="6.9347in" style:rel-width="95%" table:align="right" style:may-break-between-rows="true"/>
    </style:style>
    <style:style style:name="Table23.A" style:family="table-column">
      <style:table-column-properties style:column-width="1.734in" style:rel-column-width="5430*"/>
    </style:style>
    <style:style style:name="Table23.B" style:family="table-column">
      <style:table-column-properties style:column-width="5.2007in" style:rel-column-width="16288*"/>
    </style:style>
    <style:style style:name="Table23.1" style:family="table-row">
      <style:table-row-properties fo:keep-together="always"/>
    </style:style>
    <style:style style:name="Table23.A1" style:family="table-cell">
      <style:table-cell-properties fo:padding="0.0382in" fo:border="none"/>
    </style:style>
    <style:style style:name="Table20" style:family="table">
      <style:table-properties style:width="6.9347in" style:rel-width="95%" table:align="right" style:may-break-between-rows="false"/>
    </style:style>
    <style:style style:name="Table20.A" style:family="table-column">
      <style:table-column-properties style:column-width="1.0403in" style:rel-column-width="3932*"/>
    </style:style>
    <style:style style:name="Table20.B" style:family="table-column">
      <style:table-column-properties style:column-width="1.3868in" style:rel-column-width="5243*"/>
    </style:style>
    <style:style style:name="Table20.C" style:family="table-column">
      <style:table-column-properties style:column-width="4.5083in" style:rel-column-width="17045*"/>
    </style:style>
    <style:style style:name="Table20.1" style:family="table-row">
      <style:table-row-properties fo:keep-together="always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6.9347in" style:rel-width="95%" table:align="right" style:may-break-between-rows="false"/>
    </style:style>
    <style:style style:name="Table21.A" style:family="table-column">
      <style:table-column-properties style:column-width="1.0403in" style:rel-column-width="3257*"/>
    </style:style>
    <style:style style:name="Table21.B" style:family="table-column">
      <style:table-column-properties style:column-width="1.3868in" style:rel-column-width="4343*"/>
    </style:style>
    <style:style style:name="Table21.C" style:family="table-column">
      <style:table-column-properties style:column-width="4.5076in" style:rel-column-width="14117*"/>
    </style:style>
    <style:style style:name="Table21.1" style:family="table-row">
      <style:table-row-properties fo:keep-together="always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6.9347in" style:rel-width="95%" table:align="right" style:may-break-between-rows="false"/>
    </style:style>
    <style:style style:name="Table22.A" style:family="table-column">
      <style:table-column-properties style:column-width="1.0403in" style:rel-column-width="3257*"/>
    </style:style>
    <style:style style:name="Table22.B" style:family="table-column">
      <style:table-column-properties style:column-width="1.3868in" style:rel-column-width="4343*"/>
    </style:style>
    <style:style style:name="Table22.C" style:family="table-column">
      <style:table-column-properties style:column-width="4.5076in" style:rel-column-width="14117*"/>
    </style:style>
    <style:style style:name="Table22.1" style:family="table-row">
      <style:table-row-properties fo:keep-together="always"/>
    </style:style>
    <style:style style:name="Table22.A1" style:family="table-cell">
      <style:table-cell-properties fo:padding="0.0382in" fo:border="none"/>
    </style:style>
    <style:style style:name="Table24" style:family="table">
      <style:table-properties style:width="6.9347in" style:rel-width="95%" table:align="right" style:may-break-between-rows="false"/>
    </style:style>
    <style:style style:name="Table24.A" style:family="table-column">
      <style:table-column-properties style:column-width="1.734in" style:rel-column-width="5430*"/>
    </style:style>
    <style:style style:name="Table24.B" style:family="table-column">
      <style:table-column-properties style:column-width="5.2007in" style:rel-column-width="16287*"/>
    </style:style>
    <style:style style:name="Table24.A1" style:family="table-cell">
      <style:table-cell-properties fo:padding="0.0382in" fo:border="none"/>
    </style:style>
    <style:style style:name="Table18" style:family="table">
      <style:table-properties style:width="7.3in" style:rel-width="100%" table:align="center"/>
    </style:style>
    <style:style style:name="Table18.A" style:family="table-column">
      <style:table-column-properties style:column-width="7.3in" style:rel-column-width="22861*"/>
    </style:style>
    <style:style style:name="Table18.1" style:family="table-row">
      <style:table-row-properties fo:keep-together="always"/>
    </style:style>
    <style:style style:name="Table18.A1" style:family="table-cell">
      <style:table-cell-properties fo:padding="0.0382in" fo:border="none"/>
    </style:style>
    <style:style style:name="P1" style:family="paragraph" style:parent-style-name="Standard">
      <style:text-properties officeooo:rsid="001e68c5" officeooo:paragraph-rsid="001e68c5"/>
    </style:style>
    <style:style style:name="P2" style:family="paragraph" style:parent-style-name="Standard">
      <style:text-properties officeooo:rsid="001e68c5" officeooo:paragraph-rsid="003e8141"/>
    </style:style>
    <style:style style:name="P3" style:family="paragraph" style:parent-style-name="Standard">
      <style:text-properties officeooo:rsid="001e68c5" officeooo:paragraph-rsid="003fe205"/>
    </style:style>
    <style:style style:name="P4" style:family="paragraph" style:parent-style-name="Standard">
      <style:text-properties officeooo:rsid="001e68c5" officeooo:paragraph-rsid="005af496"/>
    </style:style>
    <style:style style:name="P5" style:family="paragraph" style:parent-style-name="Standard">
      <style:text-properties officeooo:rsid="001e68c5" officeooo:paragraph-rsid="008f1fc0"/>
    </style:style>
    <style:style style:name="P6" style:family="paragraph" style:parent-style-name="Standard">
      <style:text-properties officeooo:rsid="001e68c5" officeooo:paragraph-rsid="009feb3e"/>
    </style:style>
    <style:style style:name="P7" style:family="paragraph" style:parent-style-name="Standard">
      <style:text-properties officeooo:rsid="001e68c5" officeooo:paragraph-rsid="004377bf"/>
    </style:style>
    <style:style style:name="P8" style:family="paragraph" style:parent-style-name="Standard">
      <style:text-properties officeooo:rsid="001e68c5" officeooo:paragraph-rsid="00cae13a"/>
    </style:style>
    <style:style style:name="P9" style:family="paragraph" style:parent-style-name="Standard">
      <style:text-properties officeooo:rsid="001e68c5" officeooo:paragraph-rsid="00cc5ea2"/>
    </style:style>
    <style:style style:name="P10" style:family="paragraph" style:parent-style-name="Standard">
      <style:text-properties officeooo:rsid="001e68c5" officeooo:paragraph-rsid="00d070ff"/>
    </style:style>
    <style:style style:name="P11" style:family="paragraph" style:parent-style-name="Standard">
      <style:text-properties style:font-name="Courier 10 Pitch" officeooo:rsid="001e68c5" officeooo:paragraph-rsid="003e8141"/>
    </style:style>
    <style:style style:name="P12" style:family="paragraph" style:parent-style-name="Standard">
      <style:text-properties style:font-name="Courier 10 Pitch" officeooo:rsid="001e68c5" officeooo:paragraph-rsid="003fe205"/>
    </style:style>
    <style:style style:name="P13" style:family="paragraph" style:parent-style-name="Standard">
      <style:text-properties style:font-name="Courier 10 Pitch" officeooo:rsid="001e68c5" officeooo:paragraph-rsid="005ffdc3"/>
    </style:style>
    <style:style style:name="P14" style:family="paragraph" style:parent-style-name="Standard">
      <style:text-properties style:font-name="Courier 10 Pitch" officeooo:rsid="001e68c5" officeooo:paragraph-rsid="00cae13a"/>
    </style:style>
    <style:style style:name="P15" style:family="paragraph" style:parent-style-name="Standard">
      <style:text-properties style:font-name="Courier 10 Pitch" officeooo:rsid="001e68c5" officeooo:paragraph-rsid="00ce4748"/>
    </style:style>
    <style:style style:name="P16" style:family="paragraph" style:parent-style-name="Standard">
      <style:text-properties style:font-name="Courier 10 Pitch" fo:font-size="12pt" officeooo:rsid="001e68c5" officeooo:paragraph-rsid="003e8141" style:font-size-asian="12pt" style:font-size-complex="12pt"/>
    </style:style>
    <style:style style:name="P17" style:family="paragraph" style:parent-style-name="Standard">
      <style:text-properties style:font-name="Courier 10 Pitch" fo:font-size="12pt" officeooo:rsid="001e68c5" officeooo:paragraph-rsid="003fe205" style:font-size-asian="12pt" style:font-size-complex="12pt"/>
    </style:style>
    <style:style style:name="P18" style:family="paragraph" style:parent-style-name="Standard">
      <style:text-properties style:font-name="Courier 10 Pitch" officeooo:rsid="00387307" officeooo:paragraph-rsid="005d675a"/>
    </style:style>
    <style:style style:name="P19" style:family="paragraph" style:parent-style-name="Standard">
      <style:text-properties style:font-name="Courier 10 Pitch" officeooo:rsid="003747ff" officeooo:paragraph-rsid="003fe205"/>
    </style:style>
    <style:style style:name="P20" style:family="paragraph" style:parent-style-name="Standard">
      <style:text-properties style:font-name="Courier 10 Pitch" officeooo:rsid="005d675a" officeooo:paragraph-rsid="005d675a"/>
    </style:style>
    <style:style style:name="P21" style:family="paragraph" style:parent-style-name="Standard">
      <style:text-properties style:font-name="Courier 10 Pitch" officeooo:rsid="00cae13a" officeooo:paragraph-rsid="00cae13a"/>
    </style:style>
    <style:style style:name="P22" style:family="paragraph" style:parent-style-name="Standard">
      <style:text-properties style:font-name="Courier 10 Pitch" officeooo:rsid="0030faf4" officeooo:paragraph-rsid="00cae13a"/>
    </style:style>
    <style:style style:name="P23" style:family="paragraph" style:parent-style-name="Standard">
      <style:text-properties style:font-name="Courier 10 Pitch" officeooo:rsid="0030faf4" officeooo:paragraph-rsid="00ce4748"/>
    </style:style>
    <style:style style:name="P24" style:family="paragraph" style:parent-style-name="Standard">
      <style:text-properties officeooo:rsid="004377bf" officeooo:paragraph-rsid="004377bf"/>
    </style:style>
    <style:style style:name="P25" style:family="paragraph" style:parent-style-name="Standard">
      <style:text-properties officeooo:rsid="004377bf" officeooo:paragraph-rsid="0044b728"/>
    </style:style>
    <style:style style:name="P26" style:family="paragraph" style:parent-style-name="Standard">
      <style:text-properties officeooo:rsid="004377bf" officeooo:paragraph-rsid="0046a6d5"/>
    </style:style>
    <style:style style:name="P27" style:family="paragraph" style:parent-style-name="Standard">
      <style:text-properties officeooo:rsid="004377bf" officeooo:paragraph-rsid="00471758"/>
    </style:style>
    <style:style style:name="P28" style:family="paragraph" style:parent-style-name="Standard">
      <style:text-properties officeooo:rsid="004377bf" officeooo:paragraph-rsid="00485054"/>
    </style:style>
    <style:style style:name="P29" style:family="paragraph" style:parent-style-name="Standard">
      <style:text-properties officeooo:rsid="004377bf" officeooo:paragraph-rsid="004fe82b"/>
    </style:style>
    <style:style style:name="P30" style:family="paragraph" style:parent-style-name="Standard">
      <style:text-properties officeooo:rsid="004377bf" officeooo:paragraph-rsid="004fffec"/>
    </style:style>
    <style:style style:name="P31" style:family="paragraph" style:parent-style-name="Standard">
      <style:text-properties officeooo:rsid="004377bf" officeooo:paragraph-rsid="00516117"/>
    </style:style>
    <style:style style:name="P32" style:family="paragraph" style:parent-style-name="Standard">
      <style:text-properties officeooo:rsid="004377bf" officeooo:paragraph-rsid="00531cd8"/>
    </style:style>
    <style:style style:name="P33" style:family="paragraph" style:parent-style-name="Standard">
      <style:text-properties officeooo:rsid="004377bf" officeooo:paragraph-rsid="005b1e47"/>
    </style:style>
    <style:style style:name="P34" style:family="paragraph" style:parent-style-name="Standard">
      <style:text-properties officeooo:rsid="004377bf" officeooo:paragraph-rsid="00604340"/>
    </style:style>
    <style:style style:name="P35" style:family="paragraph" style:parent-style-name="Standard">
      <style:text-properties officeooo:rsid="004377bf" officeooo:paragraph-rsid="00620092"/>
    </style:style>
    <style:style style:name="P36" style:family="paragraph" style:parent-style-name="Standard">
      <style:text-properties officeooo:rsid="004377bf" officeooo:paragraph-rsid="008f1fc0"/>
    </style:style>
    <style:style style:name="P37" style:family="paragraph" style:parent-style-name="Standard">
      <style:text-properties officeooo:rsid="004377bf" officeooo:paragraph-rsid="008ccf57"/>
    </style:style>
    <style:style style:name="P38" style:family="paragraph" style:parent-style-name="Standard">
      <style:text-properties officeooo:rsid="004377bf" officeooo:paragraph-rsid="00c8264c"/>
    </style:style>
    <style:style style:name="P39" style:family="paragraph" style:parent-style-name="Standard">
      <style:text-properties officeooo:rsid="004377bf" officeooo:paragraph-rsid="0053c2d4"/>
    </style:style>
    <style:style style:name="P40" style:family="paragraph" style:parent-style-name="Standard">
      <style:text-properties officeooo:rsid="00387307" officeooo:paragraph-rsid="005d675a"/>
    </style:style>
    <style:style style:name="P41" style:family="paragraph" style:parent-style-name="Standard">
      <style:text-properties style:font-name="Liberation Sans" fo:font-style="italic" officeooo:rsid="004377bf" officeooo:paragraph-rsid="004377bf" style:font-style-asian="italic" style:font-style-complex="italic"/>
    </style:style>
    <style:style style:name="P42" style:family="paragraph" style:parent-style-name="Standard">
      <style:text-properties style:font-name="Liberation Sans" fo:font-style="italic" officeooo:rsid="0044b728" officeooo:paragraph-rsid="0044b728" style:font-style-asian="italic" style:font-style-complex="italic"/>
    </style:style>
    <style:style style:name="P43" style:family="paragraph" style:parent-style-name="Standard">
      <style:text-properties style:font-name="Liberation Sans" fo:font-style="italic" officeooo:rsid="0063f00e" officeooo:paragraph-rsid="006524ea" style:font-style-asian="italic" style:font-style-complex="italic"/>
    </style:style>
    <style:style style:name="P44" style:family="paragraph" style:parent-style-name="Standard">
      <style:text-properties style:font-name="Liberation Sans" fo:font-style="italic" officeooo:rsid="008f1fc0" officeooo:paragraph-rsid="008f1fc0" style:font-style-asian="italic" style:font-style-complex="italic"/>
    </style:style>
    <style:style style:name="P45" style:family="paragraph" style:parent-style-name="Standard">
      <style:text-properties style:font-name="Liberation Sans" fo:font-style="italic" officeooo:rsid="008f1fc0" officeooo:paragraph-rsid="0091408b" style:font-style-asian="italic" style:font-style-complex="italic"/>
    </style:style>
    <style:style style:name="P46" style:family="paragraph" style:parent-style-name="Standard">
      <style:text-properties style:font-name="Liberation Sans" fo:font-style="italic" officeooo:rsid="008f1fc0" officeooo:paragraph-rsid="00921c34" style:font-style-asian="italic" style:font-style-complex="italic"/>
    </style:style>
    <style:style style:name="P47" style:family="paragraph" style:parent-style-name="Standard">
      <style:text-properties style:font-name="Liberation Sans" fo:font-style="normal" officeooo:rsid="0063f00e" officeooo:paragraph-rsid="0067064e" style:font-style-asian="normal" style:font-style-complex="normal"/>
    </style:style>
    <style:style style:name="P48" style:family="paragraph" style:parent-style-name="Standard">
      <style:text-properties style:font-name="Liberation Sans" fo:font-weight="bold" officeooo:rsid="004377bf" officeooo:paragraph-rsid="00531cd8" style:font-weight-asian="bold" style:font-weight-complex="bold"/>
    </style:style>
    <style:style style:name="P49" style:family="paragraph" style:parent-style-name="Standard">
      <style:text-properties style:font-name="Liberation Sans" fo:font-weight="bold" officeooo:rsid="0063f00e" officeooo:paragraph-rsid="0063f00e" style:font-weight-asian="bold" style:font-weight-complex="bold"/>
    </style:style>
    <style:style style:name="P50" style:family="paragraph" style:parent-style-name="Standard">
      <style:text-properties style:font-name="Liberation Serif" fo:font-style="normal" style:text-underline-style="none" fo:font-weight="normal" officeooo:rsid="004377bf" officeooo:paragraph-rsid="00531cd8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Liberation Serif" fo:font-style="normal" style:text-underline-style="none" fo:font-weight="normal" officeooo:rsid="004377bf" officeooo:paragraph-rsid="00921c34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Liberation Serif" fo:font-style="normal" style:text-underline-style="none" fo:font-weight="normal" officeooo:rsid="004377bf" officeooo:paragraph-rsid="0053c2d4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Liberation Serif" fo:font-style="normal" style:text-underline-style="none" fo:font-weight="normal" officeooo:rsid="00de4de1" officeooo:paragraph-rsid="00de4de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Liberation Serif" officeooo:rsid="001e68c5" officeooo:paragraph-rsid="003fe205"/>
    </style:style>
    <style:style style:name="P55" style:family="paragraph" style:parent-style-name="Standard">
      <style:text-properties style:font-name="Liberation Serif" officeooo:rsid="001e68c5" officeooo:paragraph-rsid="003e8141"/>
    </style:style>
    <style:style style:name="P56" style:family="paragraph" style:parent-style-name="Standard">
      <style:text-properties style:font-name="Liberation Serif" officeooo:rsid="005cd01b" officeooo:paragraph-rsid="005cd01b"/>
    </style:style>
    <style:style style:name="P57" style:family="paragraph" style:parent-style-name="Standard">
      <style:text-properties style:font-name="Liberation Serif" officeooo:rsid="005cd01b" officeooo:paragraph-rsid="005e7742"/>
    </style:style>
    <style:style style:name="P58" style:family="paragraph" style:parent-style-name="Standard">
      <style:text-properties style:font-name="Liberation Serif" fo:font-size="12pt" officeooo:rsid="001e68c5" officeooo:paragraph-rsid="005d675a" style:font-size-asian="12pt" style:font-size-complex="12pt"/>
    </style:style>
    <style:style style:name="P59" style:family="paragraph" style:parent-style-name="Standard">
      <style:text-properties style:font-name="Liberation Serif" officeooo:rsid="005e7742" officeooo:paragraph-rsid="005e7742"/>
    </style:style>
    <style:style style:name="P60" style:family="paragraph" style:parent-style-name="Standard">
      <style:text-properties officeooo:rsid="00578c06" officeooo:paragraph-rsid="00578c06"/>
    </style:style>
    <style:style style:name="P61" style:family="paragraph" style:parent-style-name="Standard">
      <style:text-properties officeooo:rsid="00578c06" officeooo:paragraph-rsid="00945822"/>
    </style:style>
    <style:style style:name="P62" style:family="paragraph" style:parent-style-name="Standard">
      <style:text-properties officeooo:rsid="005d675a" officeooo:paragraph-rsid="005d675a"/>
    </style:style>
    <style:style style:name="P63" style:family="paragraph" style:parent-style-name="Standard">
      <style:text-properties officeooo:rsid="0063f00e" officeooo:paragraph-rsid="0063f00e"/>
    </style:style>
    <style:style style:name="P64" style:family="paragraph" style:parent-style-name="Standard">
      <style:text-properties officeooo:rsid="007245cb" officeooo:paragraph-rsid="008ccf57"/>
    </style:style>
    <style:style style:name="P65" style:family="paragraph" style:parent-style-name="Standard">
      <style:text-properties officeooo:rsid="0073b545" officeooo:paragraph-rsid="008ccf57"/>
    </style:style>
    <style:style style:name="P66" style:family="paragraph" style:parent-style-name="Standard">
      <style:text-properties officeooo:rsid="008f1fc0" officeooo:paragraph-rsid="008f1fc0"/>
    </style:style>
    <style:style style:name="P67" style:family="paragraph" style:parent-style-name="Standard">
      <style:text-properties officeooo:rsid="00913d95" officeooo:paragraph-rsid="00913d95"/>
    </style:style>
    <style:style style:name="P68" style:family="paragraph" style:parent-style-name="Standard">
      <style:text-properties officeooo:rsid="0091408b" officeooo:paragraph-rsid="0091408b"/>
    </style:style>
    <style:style style:name="P69" style:family="paragraph" style:parent-style-name="Standard">
      <style:text-properties officeooo:rsid="0091408b" officeooo:paragraph-rsid="00921c34"/>
    </style:style>
    <style:style style:name="P70" style:family="paragraph" style:parent-style-name="Standard">
      <style:text-properties officeooo:rsid="00921c34" officeooo:paragraph-rsid="00921c34"/>
    </style:style>
    <style:style style:name="P71" style:family="paragraph" style:parent-style-name="Standard">
      <style:text-properties officeooo:rsid="009e9135" officeooo:paragraph-rsid="009e9135"/>
    </style:style>
    <style:style style:name="P72" style:family="paragraph" style:parent-style-name="Standard">
      <style:text-properties officeooo:rsid="00c21bdc" officeooo:paragraph-rsid="00c8264c"/>
    </style:style>
    <style:style style:name="P73" style:family="paragraph" style:parent-style-name="Standard">
      <style:text-properties officeooo:rsid="00b294c5" officeooo:paragraph-rsid="00b294c5"/>
    </style:style>
    <style:style style:name="P74" style:family="paragraph" style:parent-style-name="Standard">
      <style:text-properties officeooo:rsid="00cae13a" officeooo:paragraph-rsid="00cae13a"/>
    </style:style>
    <style:style style:name="P75" style:family="paragraph" style:parent-style-name="Standard">
      <style:text-properties officeooo:paragraph-rsid="00e27554"/>
    </style:style>
    <style:style style:name="P76" style:family="paragraph" style:parent-style-name="Table_20_Contents">
      <style:text-properties style:font-name="Courier 10 Pitch" officeooo:rsid="0021230a" officeooo:paragraph-rsid="003e8141"/>
    </style:style>
    <style:style style:name="P77" style:family="paragraph" style:parent-style-name="Table_20_Contents">
      <style:text-properties style:font-name="Courier 10 Pitch" officeooo:rsid="0021230a" officeooo:paragraph-rsid="003fe205"/>
    </style:style>
    <style:style style:name="P78" style:family="paragraph" style:parent-style-name="Table_20_Contents">
      <style:text-properties style:font-name="Courier 10 Pitch" officeooo:rsid="003382f0" officeooo:paragraph-rsid="003fe205"/>
    </style:style>
    <style:style style:name="P79" style:family="paragraph" style:parent-style-name="Table_20_Contents">
      <style:text-properties officeooo:rsid="003747ff" officeooo:paragraph-rsid="003fe205"/>
    </style:style>
    <style:style style:name="P80" style:family="paragraph" style:parent-style-name="Table_20_Contents">
      <style:text-properties style:font-name="Liberation Sans" fo:font-style="italic" officeooo:rsid="004377bf" officeooo:paragraph-rsid="004377bf" style:font-style-asian="italic" style:font-style-complex="italic"/>
    </style:style>
    <style:style style:name="P81" style:family="paragraph" style:parent-style-name="Table_20_Contents">
      <style:text-properties style:font-name="Liberation Sans" fo:font-style="italic" officeooo:rsid="004377bf" officeooo:paragraph-rsid="00921c34" style:font-style-asian="italic" style:font-style-complex="italic"/>
    </style:style>
    <style:style style:name="P82" style:family="paragraph" style:parent-style-name="Table_20_Contents">
      <style:text-properties style:font-name="Liberation Sans" fo:font-style="italic" officeooo:paragraph-rsid="008ccf57" style:font-style-asian="italic" style:font-style-complex="italic"/>
    </style:style>
    <style:style style:name="P83" style:family="paragraph" style:parent-style-name="Table_20_Contents">
      <style:text-properties style:font-name="Liberation Sans" fo:font-style="normal" fo:font-weight="normal" officeooo:rsid="0073b545" officeooo:paragraph-rsid="008ccf57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style:font-name="Liberation Sans" fo:font-weight="normal" officeooo:rsid="0073b545" officeooo:paragraph-rsid="008ccf57" style:font-weight-asian="normal" style:font-weight-complex="normal"/>
    </style:style>
    <style:style style:name="P85" style:family="paragraph" style:parent-style-name="Table_20_Contents">
      <style:text-properties style:font-name="Liberation Sans" fo:font-weight="normal" officeooo:paragraph-rsid="008ccf57" style:font-weight-asian="normal" style:font-weight-complex="normal"/>
    </style:style>
    <style:style style:name="P86" style:family="paragraph" style:parent-style-name="Table_20_Contents">
      <style:text-properties style:font-name="Liberation Sans" officeooo:paragraph-rsid="008ccf57"/>
    </style:style>
    <style:style style:name="P87" style:family="paragraph" style:parent-style-name="Table_20_Contents">
      <style:text-properties style:font-name="Liberation Sans" officeooo:rsid="00b36d3b" officeooo:paragraph-rsid="00b36d3b"/>
    </style:style>
    <style:style style:name="P88" style:family="paragraph" style:parent-style-name="Table_20_Contents">
      <style:text-properties style:font-name="Liberation Sans" officeooo:rsid="00b4889a" officeooo:paragraph-rsid="00b4889a"/>
    </style:style>
    <style:style style:name="P89" style:family="paragraph" style:parent-style-name="Table_20_Contents">
      <style:text-properties officeooo:rsid="001e68c5" officeooo:paragraph-rsid="005af496"/>
    </style:style>
    <style:style style:name="P90" style:family="paragraph" style:parent-style-name="Table_20_Contents">
      <style:text-properties style:font-name="Liberation Serif" officeooo:rsid="005e7742" officeooo:paragraph-rsid="005e7742"/>
    </style:style>
    <style:style style:name="P91" style:family="paragraph" style:parent-style-name="Table_20_Contents">
      <style:text-properties officeooo:rsid="00744394" officeooo:paragraph-rsid="008ccf57"/>
    </style:style>
    <style:style style:name="P92" style:family="paragraph" style:parent-style-name="Table_20_Contents">
      <style:text-properties officeooo:paragraph-rsid="008ccf57"/>
    </style:style>
    <style:style style:name="P93" style:family="paragraph" style:parent-style-name="Table_20_Contents">
      <style:text-properties officeooo:rsid="0083c88b" officeooo:paragraph-rsid="0098a003"/>
    </style:style>
    <style:style style:name="P94" style:family="paragraph" style:parent-style-name="Standard">
      <style:paragraph-properties fo:margin-left="0.5in" fo:margin-right="0in" fo:text-indent="0in" style:auto-text-indent="false"/>
      <style:text-properties officeooo:rsid="004377bf" officeooo:paragraph-rsid="0046a6d5"/>
    </style:style>
    <style:style style:name="P95" style:family="paragraph" style:parent-style-name="Standard">
      <style:paragraph-properties fo:margin-left="0.5in" fo:margin-right="0in" fo:text-indent="0in" style:auto-text-indent="false"/>
      <style:text-properties officeooo:rsid="004377bf" officeooo:paragraph-rsid="00471758"/>
    </style:style>
    <style:style style:name="P96" style:family="paragraph" style:parent-style-name="Standard">
      <style:paragraph-properties fo:margin-left="0.5in" fo:margin-right="0in" fo:text-indent="0in" style:auto-text-indent="false"/>
      <style:text-properties officeooo:rsid="004377bf" officeooo:paragraph-rsid="00485054"/>
    </style:style>
    <style:style style:name="P97" style:family="paragraph" style:parent-style-name="Standard">
      <style:paragraph-properties fo:margin-left="0.5in" fo:margin-right="0in" fo:text-indent="0in" style:auto-text-indent="false"/>
      <style:text-properties officeooo:rsid="004377bf" officeooo:paragraph-rsid="004fe82b"/>
    </style:style>
    <style:style style:name="P98" style:family="paragraph" style:parent-style-name="Standard">
      <style:paragraph-properties fo:margin-left="0.5in" fo:margin-right="0in" fo:text-indent="0in" style:auto-text-indent="false"/>
      <style:text-properties officeooo:rsid="004377bf" officeooo:paragraph-rsid="00516117"/>
    </style:style>
    <style:style style:name="P99" style:family="paragraph" style:parent-style-name="Standard">
      <style:paragraph-properties fo:margin-left="0.5in" fo:margin-right="0in" fo:text-indent="0in" style:auto-text-indent="false"/>
      <style:text-properties officeooo:rsid="004377bf" officeooo:paragraph-rsid="00531cd8"/>
    </style:style>
    <style:style style:name="P100" style:family="paragraph" style:parent-style-name="Standard">
      <style:paragraph-properties fo:margin-left="0.5in" fo:margin-right="0in" fo:text-indent="0in" style:auto-text-indent="false"/>
      <style:text-properties officeooo:rsid="004377bf" officeooo:paragraph-rsid="0053bc7e"/>
    </style:style>
    <style:style style:name="P101" style:family="paragraph" style:parent-style-name="Standard">
      <style:paragraph-properties fo:margin-left="0.5in" fo:margin-right="0in" fo:text-indent="0in" style:auto-text-indent="false"/>
      <style:text-properties officeooo:rsid="004377bf" officeooo:paragraph-rsid="005b1e47"/>
    </style:style>
    <style:style style:name="P102" style:family="paragraph" style:parent-style-name="Standard">
      <style:paragraph-properties fo:margin-left="0.5in" fo:margin-right="0in" fo:text-indent="0in" style:auto-text-indent="false"/>
      <style:text-properties officeooo:rsid="004377bf" officeooo:paragraph-rsid="00621df1"/>
    </style:style>
    <style:style style:name="P103" style:family="paragraph" style:parent-style-name="Standard">
      <style:paragraph-properties fo:margin-left="0.5in" fo:margin-right="0in" fo:text-indent="0in" style:auto-text-indent="false"/>
      <style:text-properties officeooo:rsid="00471758" officeooo:paragraph-rsid="00471758"/>
    </style:style>
    <style:style style:name="P104" style:family="paragraph" style:parent-style-name="Standard">
      <style:paragraph-properties fo:margin-left="0.5in" fo:margin-right="0in" fo:text-indent="0in" style:auto-text-indent="false"/>
      <style:text-properties style:font-name="Liberation Sans" fo:font-style="normal" officeooo:rsid="004377bf" officeooo:paragraph-rsid="0046a6d5" style:font-style-asian="normal" style:font-style-complex="normal"/>
    </style:style>
    <style:style style:name="P105" style:family="paragraph" style:parent-style-name="Standard">
      <style:paragraph-properties fo:margin-left="0.5in" fo:margin-right="0in" fo:text-indent="0in" style:auto-text-indent="false"/>
      <style:text-properties style:font-name="Liberation Sans" fo:font-style="normal" officeooo:rsid="004377bf" officeooo:paragraph-rsid="0053bc7e" style:font-style-asian="normal" style:font-style-complex="normal"/>
    </style:style>
    <style:style style:name="P106" style:family="paragraph" style:parent-style-name="Standard">
      <style:paragraph-properties fo:margin-left="0.5in" fo:margin-right="0in" fo:text-indent="0in" style:auto-text-indent="false"/>
      <style:text-properties style:font-name="Liberation Sans" fo:font-style="normal" officeooo:rsid="0046a6d5" officeooo:paragraph-rsid="0046a6d5" style:font-style-asian="normal" style:font-style-complex="normal"/>
    </style:style>
    <style:style style:name="P107" style:family="paragraph" style:parent-style-name="Standard">
      <style:paragraph-properties fo:margin-left="0.5in" fo:margin-right="0in" fo:text-indent="0in" style:auto-text-indent="false"/>
      <style:text-properties style:font-name="Liberation Sans" fo:font-style="normal" officeooo:rsid="004fe82b" officeooo:paragraph-rsid="004fe82b" style:font-style-asian="normal" style:font-style-complex="normal"/>
    </style:style>
    <style:style style:name="P108" style:family="paragraph" style:parent-style-name="Standard">
      <style:paragraph-properties fo:margin-left="0.5in" fo:margin-right="0in" fo:text-indent="0in" style:auto-text-indent="false"/>
      <style:text-properties style:font-name="Liberation Sans" fo:font-style="normal" officeooo:rsid="00516117" officeooo:paragraph-rsid="00516117" style:font-style-asian="normal" style:font-style-complex="normal"/>
    </style:style>
    <style:style style:name="P109" style:family="paragraph" style:parent-style-name="Standard">
      <style:paragraph-properties fo:margin-left="0.5in" fo:margin-right="0in" fo:text-indent="0in" style:auto-text-indent="false"/>
      <style:text-properties style:font-name="Liberation Sans" fo:font-style="normal" officeooo:rsid="009cc54c" officeooo:paragraph-rsid="009cc54c" style:font-style-asian="normal" style:font-style-complex="normal"/>
    </style:style>
    <style:style style:name="P110" style:family="paragraph" style:parent-style-name="Standard">
      <style:paragraph-properties fo:margin-left="0.5in" fo:margin-right="0in" fo:text-indent="0in" style:auto-text-indent="false"/>
      <style:text-properties style:font-name="Liberation Sans" fo:font-style="normal" officeooo:rsid="00a8561a" officeooo:paragraph-rsid="00a8561a" style:font-style-asian="normal" style:font-style-complex="normal"/>
    </style:style>
    <style:style style:name="P111" style:family="paragraph" style:parent-style-name="Standard">
      <style:paragraph-properties fo:margin-left="0.5in" fo:margin-right="0in" fo:text-indent="0in" style:auto-text-indent="false"/>
      <style:text-properties style:font-name="Liberation Sans" fo:font-style="italic" officeooo:rsid="004377bf" officeooo:paragraph-rsid="0046a6d5" style:font-style-asian="italic" style:font-style-complex="italic"/>
    </style:style>
    <style:style style:name="P112" style:family="paragraph" style:parent-style-name="Standard">
      <style:paragraph-properties fo:margin-left="0.5in" fo:margin-right="0in" fo:text-indent="0in" style:auto-text-indent="false"/>
      <style:text-properties style:font-name="Liberation Sans" fo:font-style="italic" officeooo:rsid="004377bf" officeooo:paragraph-rsid="00531cd8" style:font-style-asian="italic" style:font-style-complex="italic"/>
    </style:style>
    <style:style style:name="P113" style:family="paragraph" style:parent-style-name="Standard">
      <style:paragraph-properties fo:margin-left="0.5in" fo:margin-right="0in" fo:text-indent="0in" style:auto-text-indent="false"/>
      <style:text-properties style:font-name="Liberation Sans" fo:font-style="italic" officeooo:rsid="00485054" officeooo:paragraph-rsid="00604340" style:font-style-asian="italic" style:font-style-complex="italic"/>
    </style:style>
    <style:style style:name="P114" style:family="paragraph" style:parent-style-name="Standard">
      <style:paragraph-properties fo:margin-left="0.5in" fo:margin-right="0in" fo:text-indent="0in" style:auto-text-indent="false"/>
      <style:text-properties style:font-name="Liberation Serif" fo:font-style="normal" style:text-underline-style="none" fo:font-weight="normal" officeooo:rsid="004377bf" officeooo:paragraph-rsid="00531cd8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margin-left="0.5in" fo:margin-right="0in" fo:text-indent="0in" style:auto-text-indent="false"/>
      <style:text-properties style:font-name="Liberation Serif" fo:font-style="normal" style:text-underline-style="none" fo:font-weight="normal" officeooo:rsid="004377bf" officeooo:paragraph-rsid="005574ff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margin-left="0.5in" fo:margin-right="0in" fo:text-indent="0in" style:auto-text-indent="false"/>
      <style:text-properties style:font-name="Liberation Serif" fo:font-style="normal" style:text-underline-style="none" fo:font-weight="normal" officeooo:rsid="004377bf" officeooo:paragraph-rsid="0053c2d4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margin-left="0.5in" fo:margin-right="0in" fo:text-indent="0in" style:auto-text-indent="false"/>
      <style:text-properties style:font-name="Liberation Serif" fo:font-style="normal" style:text-underline-style="none" fo:font-weight="normal" officeooo:rsid="00de4de1" officeooo:paragraph-rsid="00de4de1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margin-left="0.5in" fo:margin-right="0in" fo:text-indent="0in" style:auto-text-indent="false"/>
      <style:text-properties officeooo:rsid="00578c06" officeooo:paragraph-rsid="005a92be"/>
    </style:style>
    <style:style style:name="P119" style:family="paragraph" style:parent-style-name="Standard">
      <style:paragraph-properties fo:margin-left="0.5in" fo:margin-right="0in" fo:text-indent="0in" style:auto-text-indent="false"/>
      <style:text-properties officeooo:rsid="0063f00e" officeooo:paragraph-rsid="0065227f"/>
    </style:style>
    <style:style style:name="P120" style:family="paragraph" style:parent-style-name="Standard">
      <style:paragraph-properties fo:margin-left="0.5in" fo:margin-right="0in" fo:text-indent="0in" style:auto-text-indent="false"/>
      <style:text-properties officeooo:rsid="0063f00e" officeooo:paragraph-rsid="0063f00e"/>
    </style:style>
    <style:style style:name="P121" style:family="paragraph" style:parent-style-name="Standard">
      <style:paragraph-properties fo:margin-left="0.5in" fo:margin-right="0in" fo:text-indent="0in" style:auto-text-indent="false"/>
      <style:text-properties officeooo:rsid="009e9135" officeooo:paragraph-rsid="009e9135"/>
    </style:style>
    <style:style style:name="P122" style:family="paragraph" style:parent-style-name="Standard">
      <style:paragraph-properties fo:margin-left="0.5in" fo:margin-right="0in" fo:text-indent="0in" style:auto-text-indent="false"/>
      <style:text-properties officeooo:rsid="00a972f1" officeooo:paragraph-rsid="00a972f1"/>
    </style:style>
    <style:style style:name="P123" style:family="paragraph" style:parent-style-name="Table_20_Contents">
      <style:paragraph-properties fo:margin-left="0.5in" fo:margin-right="0in" fo:text-indent="0in" style:auto-text-indent="false"/>
      <style:text-properties style:font-name="Liberation Sans" fo:font-style="normal" officeooo:rsid="004377bf" officeooo:paragraph-rsid="0046a6d5" style:font-style-asian="normal" style:font-style-complex="normal"/>
    </style:style>
    <style:style style:name="P124" style:family="paragraph" style:parent-style-name="Table_20_Contents">
      <style:paragraph-properties fo:margin-left="0.5in" fo:margin-right="0in" fo:text-indent="0in" style:auto-text-indent="false"/>
      <style:text-properties style:font-name="Liberation Sans" fo:font-style="normal" officeooo:rsid="0046a6d5" officeooo:paragraph-rsid="0046a6d5" style:font-style-asian="normal" style:font-style-complex="normal"/>
    </style:style>
    <style:style style:name="P125" style:family="paragraph" style:parent-style-name="Table_20_Contents">
      <style:paragraph-properties fo:margin-left="0.5in" fo:margin-right="0in" fo:text-indent="0in" style:auto-text-indent="false"/>
      <style:text-properties style:font-name="Liberation Sans" fo:font-style="normal" officeooo:rsid="0046a6d5" officeooo:paragraph-rsid="004fe82b" style:font-style-asian="normal" style:font-style-complex="normal"/>
    </style:style>
    <style:style style:name="P126" style:family="paragraph" style:parent-style-name="Table_20_Contents">
      <style:paragraph-properties fo:margin-left="0.5in" fo:margin-right="0in" fo:text-indent="0in" style:auto-text-indent="false"/>
      <style:text-properties style:font-name="Liberation Sans" fo:font-style="normal" officeooo:rsid="004fe82b" officeooo:paragraph-rsid="004fe82b" style:font-style-asian="normal" style:font-style-complex="normal"/>
    </style:style>
    <style:style style:name="P127" style:family="paragraph" style:parent-style-name="Table_20_Contents">
      <style:paragraph-properties fo:margin-left="0.5in" fo:margin-right="0in" fo:text-indent="0in" style:auto-text-indent="false"/>
      <style:text-properties style:font-name="Liberation Sans" fo:font-style="normal" officeooo:rsid="00516117" officeooo:paragraph-rsid="00516117" style:font-style-asian="normal" style:font-style-complex="normal"/>
    </style:style>
    <style:style style:name="P128" style:family="paragraph" style:parent-style-name="Heading">
      <style:text-properties officeooo:rsid="009593a4" officeooo:paragraph-rsid="009593a4"/>
    </style:style>
    <style:style style:name="P129" style:family="paragraph" style:parent-style-name="Standard">
      <style:paragraph-properties fo:margin-left="0in" fo:margin-right="0in" fo:text-indent="0in" style:auto-text-indent="false"/>
      <style:text-properties officeooo:rsid="00b61f34" officeooo:paragraph-rsid="00b61f34"/>
    </style:style>
    <style:style style:name="P130" style:family="paragraph" style:parent-style-name="Standard">
      <style:paragraph-properties fo:break-before="page"/>
      <style:text-properties officeooo:paragraph-rsid="00e3053b"/>
    </style:style>
    <style:style style:name="P131" style:family="paragraph" style:parent-style-name="Standard">
      <style:text-properties officeooo:paragraph-rsid="00e3053b"/>
    </style:style>
    <style:style style:name="P132" style:family="paragraph" style:parent-style-name="Heading_20_2">
      <style:paragraph-properties fo:break-before="page"/>
    </style:style>
    <style:style style:name="T1" style:family="text">
      <style:text-properties officeooo:rsid="0021230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7064e" style:font-style-asian="italic" style:font-style-complex="italic"/>
    </style:style>
    <style:style style:name="T4" style:family="text">
      <style:text-properties fo:font-style="italic" officeooo:rsid="0073b545" style:font-style-asian="italic" style:font-style-complex="italic"/>
    </style:style>
    <style:style style:name="T5" style:family="text">
      <style:text-properties fo:font-style="italic" officeooo:rsid="008d2327" style:font-style-asian="italic" style:font-style-complex="italic"/>
    </style:style>
    <style:style style:name="T6" style:family="text">
      <style:text-properties fo:font-style="italic" officeooo:rsid="0091408b" style:font-style-asian="italic" style:font-style-complex="italic"/>
    </style:style>
    <style:style style:name="T7" style:family="text">
      <style:text-properties fo:font-style="italic" officeooo:rsid="00a8561a" style:font-style-asian="italic" style:font-style-complex="italic"/>
    </style:style>
    <style:style style:name="T8" style:family="text">
      <style:text-properties officeooo:rsid="0028bbb5"/>
    </style:style>
    <style:style style:name="T9" style:family="text">
      <style:text-properties officeooo:rsid="002d0eb8"/>
    </style:style>
    <style:style style:name="T10" style:family="text">
      <style:text-properties officeooo:rsid="0030faf4"/>
    </style:style>
    <style:style style:name="T11" style:family="text">
      <style:text-properties style:font-name="Courier 10 Pitch"/>
    </style:style>
    <style:style style:name="T12" style:family="text">
      <style:text-properties style:font-name="Courier 10 Pitch" officeooo:rsid="003747ff"/>
    </style:style>
    <style:style style:name="T13" style:family="text"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Courier 10 Pitch" officeooo:rsid="00279142"/>
    </style:style>
    <style:style style:name="T15" style:family="text">
      <style:text-properties style:font-name="Courier 10 Pitch" officeooo:rsid="0030faf4"/>
    </style:style>
    <style:style style:name="T16" style:family="text">
      <style:text-properties style:font-name="Courier 10 Pitch" officeooo:rsid="00357f87"/>
    </style:style>
    <style:style style:name="T17" style:family="text">
      <style:text-properties style:font-name="Courier 10 Pitch" officeooo:rsid="003ad7a2"/>
    </style:style>
    <style:style style:name="T18" style:family="text">
      <style:text-properties style:font-name="Courier 10 Pitch" officeooo:rsid="001e68c5"/>
    </style:style>
    <style:style style:name="T19" style:family="text">
      <style:text-properties style:font-name="Courier 10 Pitch" officeooo:rsid="005d675a"/>
    </style:style>
    <style:style style:name="T20" style:family="text">
      <style:text-properties style:font-name="Courier 10 Pitch" officeooo:rsid="005e7742"/>
    </style:style>
    <style:style style:name="T21" style:family="text">
      <style:text-properties style:font-name="Courier 10 Pitch" officeooo:rsid="00af12c5"/>
    </style:style>
    <style:style style:name="T22" style:family="text">
      <style:text-properties style:font-name="Courier 10 Pitch" officeooo:rsid="00cae13a"/>
    </style:style>
    <style:style style:name="T23" style:family="text">
      <style:text-properties officeooo:rsid="00316b43"/>
    </style:style>
    <style:style style:name="T24" style:family="text">
      <style:text-properties officeooo:rsid="003382f0"/>
    </style:style>
    <style:style style:name="T25" style:family="text">
      <style:text-properties officeooo:rsid="00357f87"/>
    </style:style>
    <style:style style:name="T26" style:family="text">
      <style:text-properties officeooo:rsid="003747ff"/>
    </style:style>
    <style:style style:name="T27" style:family="text">
      <style:text-properties officeooo:rsid="00387307"/>
    </style:style>
    <style:style style:name="T28" style:family="text">
      <style:text-properties officeooo:rsid="003ad7a2"/>
    </style:style>
    <style:style style:name="T29" style:family="text">
      <style:text-properties officeooo:rsid="0044b728"/>
    </style:style>
    <style:style style:name="T30" style:family="text">
      <style:text-properties style:font-name="Liberation Sans"/>
    </style:style>
    <style:style style:name="T31" style:family="text">
      <style:text-properties style:font-name="Liberation Sans" fo:font-style="italic" style:font-style-asian="italic" style:font-style-complex="italic"/>
    </style:style>
    <style:style style:name="T32" style:family="text">
      <style:text-properties style:font-name="Liberation Sans" fo:font-style="italic" officeooo:rsid="004377bf" style:font-style-asian="italic" style:font-style-complex="italic"/>
    </style:style>
    <style:style style:name="T33" style:family="text">
      <style:text-properties style:font-name="Liberation Sans" fo:font-style="italic" officeooo:rsid="0044b728" style:font-style-asian="italic" style:font-style-complex="italic"/>
    </style:style>
    <style:style style:name="T34" style:family="text">
      <style:text-properties style:font-name="Liberation Sans" fo:font-style="italic" officeooo:rsid="0046a6d5" style:font-style-asian="italic" style:font-style-complex="italic"/>
    </style:style>
    <style:style style:name="T35" style:family="text">
      <style:text-properties style:font-name="Liberation Sans" fo:font-style="italic" officeooo:rsid="00471758" style:font-style-asian="italic" style:font-style-complex="italic"/>
    </style:style>
    <style:style style:name="T36" style:family="text">
      <style:text-properties style:font-name="Liberation Sans" fo:font-style="italic" officeooo:rsid="00485054" style:font-style-asian="italic" style:font-style-complex="italic"/>
    </style:style>
    <style:style style:name="T37" style:family="text">
      <style:text-properties style:font-name="Liberation Sans" fo:font-style="italic" officeooo:rsid="004fffec" style:font-style-asian="italic" style:font-style-complex="italic"/>
    </style:style>
    <style:style style:name="T38" style:family="text">
      <style:text-properties style:font-name="Liberation Sans" fo:font-style="italic" officeooo:rsid="00531cd8" style:font-style-asian="italic" style:font-style-complex="italic"/>
    </style:style>
    <style:style style:name="T39" style:family="text">
      <style:text-properties style:font-name="Liberation Sans" fo:font-style="italic" officeooo:rsid="008f1fc0" style:font-style-asian="italic" style:font-style-complex="italic"/>
    </style:style>
    <style:style style:name="T40" style:family="text">
      <style:text-properties style:font-name="Liberation Sans" fo:font-style="italic" officeooo:rsid="008d2327" style:font-style-asian="italic" style:font-style-complex="italic"/>
    </style:style>
    <style:style style:name="T41" style:family="text">
      <style:text-properties style:font-name="Liberation Sans" fo:font-style="italic" officeooo:rsid="0091408b" style:font-style-asian="italic" style:font-style-complex="italic"/>
    </style:style>
    <style:style style:name="T42" style:family="text">
      <style:text-properties style:font-name="Liberation Sans" fo:font-style="italic" officeooo:rsid="009786cb" style:font-style-asian="italic" style:font-style-complex="italic"/>
    </style:style>
    <style:style style:name="T43" style:family="text">
      <style:text-properties style:font-name="Liberation Sans" fo:font-style="italic" officeooo:rsid="00a532ba" style:font-style-asian="italic" style:font-style-complex="italic"/>
    </style:style>
    <style:style style:name="T44" style:family="text">
      <style:text-properties style:font-name="Liberation Sans" fo:font-style="italic" officeooo:rsid="00a8561a" style:font-style-asian="italic" style:font-style-complex="italic"/>
    </style:style>
    <style:style style:name="T45" style:family="text">
      <style:text-properties style:font-name="Liberation Sans" fo:font-style="italic" officeooo:rsid="00df4491" style:font-style-asian="italic" style:font-style-complex="italic"/>
    </style:style>
    <style:style style:name="T46" style:family="text">
      <style:text-properties style:font-name="Liberation Sans" fo:font-style="italic" fo:font-weight="normal" officeooo:rsid="0046a6d5" style:font-style-asian="italic" style:font-weight-asian="normal" style:font-style-complex="italic" style:font-weight-complex="normal"/>
    </style:style>
    <style:style style:name="T47" style:family="text">
      <style:text-properties style:font-name="Liberation Sans" fo:font-weight="bold" style:font-weight-asian="bold" style:font-weight-complex="bold"/>
    </style:style>
    <style:style style:name="T48" style:family="text">
      <style:text-properties style:font-name="Liberation Sans" fo:font-weight="bold" officeooo:rsid="0053c2d4" style:font-weight-asian="bold" style:font-weight-complex="bold"/>
    </style:style>
    <style:style style:name="T49" style:family="text">
      <style:text-properties style:font-name="Liberation Sans" fo:font-weight="bold" officeooo:rsid="00913d95" style:font-weight-asian="bold" style:font-weight-complex="bold"/>
    </style:style>
    <style:style style:name="T50" style:family="text">
      <style:text-properties style:font-name="Liberation Sans" style:text-underline-style="solid" style:text-underline-width="auto" style:text-underline-color="font-color"/>
    </style:style>
    <style:style style:name="T51" style:family="text">
      <style:text-properties style:font-name="Liberation Sans" fo:font-style="normal" style:font-style-asian="normal" style:font-style-complex="normal"/>
    </style:style>
    <style:style style:name="T52" style:family="text">
      <style:text-properties style:font-name="Liberation Sans" fo:font-style="normal" officeooo:rsid="00471758" style:font-style-asian="normal" style:font-style-complex="normal"/>
    </style:style>
    <style:style style:name="T53" style:family="text">
      <style:text-properties style:font-name="Liberation Sans" fo:font-style="normal" officeooo:rsid="00acf73a" style:font-style-asian="normal" style:font-style-complex="normal"/>
    </style:style>
    <style:style style:name="T54" style:family="text">
      <style:text-properties style:font-name="Liberation Sans" fo:font-style="normal" officeooo:rsid="00d12ae1" style:font-style-asian="normal" style:font-style-complex="normal"/>
    </style:style>
    <style:style style:name="T55" style:family="text">
      <style:text-properties style:font-name="Liberation Sans" fo:font-style="normal" fo:font-weight="normal" officeooo:rsid="0046a6d5" style:font-style-asian="normal" style:font-weight-asian="normal" style:font-style-complex="normal" style:font-weight-complex="normal"/>
    </style:style>
    <style:style style:name="T56" style:family="text">
      <style:text-properties style:font-name="Liberation San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7" style:family="text">
      <style:text-properties style:font-name="Liberation Sans" fo:font-style="normal" style:text-underline-style="solid" style:text-underline-width="auto" style:text-underline-color="font-color" fo:font-weight="normal" officeooo:rsid="005e7742" style:font-style-asian="normal" style:font-weight-asian="normal" style:font-style-complex="normal" style:font-weight-complex="normal"/>
    </style:style>
    <style:style style:name="T58" style:family="text">
      <style:text-properties style:font-name="Liberation Sans" officeooo:rsid="0046a6d5"/>
    </style:style>
    <style:style style:name="T59" style:family="text">
      <style:text-properties style:font-name="Liberation Sans" officeooo:rsid="0065227f"/>
    </style:style>
    <style:style style:name="T60" style:family="text">
      <style:text-properties style:font-name="Liberation Sans" officeooo:rsid="00913d95"/>
    </style:style>
    <style:style style:name="T61" style:family="text">
      <style:text-properties style:font-name="Liberation Sans" officeooo:rsid="00d18b3b"/>
    </style:style>
    <style:style style:name="T62" style:family="text">
      <style:text-properties officeooo:rsid="0046a6d5"/>
    </style:style>
    <style:style style:name="T63" style:family="text">
      <style:text-properties officeooo:rsid="00471758"/>
    </style:style>
    <style:style style:name="T64" style:family="text">
      <style:text-properties officeooo:rsid="004f5dd3"/>
    </style:style>
    <style:style style:name="T65" style:family="text">
      <style:text-properties officeooo:rsid="004fe82b"/>
    </style:style>
    <style:style style:name="T66" style:family="text">
      <style:text-properties officeooo:rsid="004fffec"/>
    </style:style>
    <style:style style:name="T67" style:family="text">
      <style:text-properties officeooo:rsid="00531cd8"/>
    </style:style>
    <style:style style:name="T68" style:family="text">
      <style:text-properties officeooo:rsid="0053bc7e"/>
    </style:style>
    <style:style style:name="T69" style:family="text">
      <style:text-properties style:font-name="Liberation Serif" fo:font-style="normal" officeooo:rsid="004377bf" style:font-style-asian="normal" style:font-style-complex="normal"/>
    </style:style>
    <style:style style:name="T70" style:family="text">
      <style:text-properties style:font-name="Liberation Serif" fo:font-style="normal" officeooo:rsid="005a92be" style:font-style-asian="normal" style:font-style-complex="normal"/>
    </style:style>
    <style:style style:name="T71" style:family="text">
      <style:text-properties style:font-name="Liberation Serif" fo:font-style="normal" officeooo:rsid="00aa5c31" style:font-style-asian="normal" style:font-style-complex="normal"/>
    </style:style>
    <style:style style:name="T72" style:family="text">
      <style:text-properties style:font-name="Liberation Serif" fo:font-style="normal" officeooo:rsid="00acf73a" style:font-style-asian="normal" style:font-style-complex="normal"/>
    </style:style>
    <style:style style:name="T73" style:family="text">
      <style:text-properties officeooo:rsid="005b1e47"/>
    </style:style>
    <style:style style:name="T74" style:family="text">
      <style:text-properties officeooo:rsid="005d675a"/>
    </style:style>
    <style:style style:name="T75" style:family="text">
      <style:text-properties officeooo:rsid="005daf18"/>
    </style:style>
    <style:style style:name="T76" style:family="text">
      <style:text-properties officeooo:rsid="005e7742"/>
    </style:style>
    <style:style style:name="T77" style:family="text">
      <style:text-properties officeooo:rsid="00621df1"/>
    </style:style>
    <style:style style:name="T78" style:family="text">
      <style:text-properties officeooo:rsid="0065227f"/>
    </style:style>
    <style:style style:name="T79" style:family="text">
      <style:text-properties officeooo:rsid="0067064e"/>
    </style:style>
    <style:style style:name="T80" style:family="text">
      <style:text-properties officeooo:rsid="0073b545"/>
    </style:style>
    <style:style style:name="T81" style:family="text">
      <style:text-properties officeooo:rsid="0082ba3f"/>
    </style:style>
    <style:style style:name="T82" style:family="text">
      <style:text-properties officeooo:rsid="00913d95"/>
    </style:style>
    <style:style style:name="T83" style:family="text">
      <style:text-properties officeooo:rsid="0091408b"/>
    </style:style>
    <style:style style:name="T84" style:family="text">
      <style:text-properties style:font-name="Liberation Mono" fo:font-weight="bold" style:font-weight-asian="bold" style:font-weight-complex="bold"/>
    </style:style>
    <style:style style:name="T85" style:family="text">
      <style:text-properties style:font-name="Liberation Mono" fo:font-weight="bold" officeooo:rsid="00913d95" style:font-weight-asian="bold" style:font-weight-complex="bold"/>
    </style:style>
    <style:style style:name="T86" style:family="text">
      <style:text-properties style:font-name="Liberation Mono" fo:font-style="italic" style:font-style-asian="italic" style:font-style-complex="italic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officeooo:rsid="009b0358"/>
    </style:style>
    <style:style style:name="T89" style:family="text">
      <style:text-properties officeooo:rsid="00a1745b"/>
    </style:style>
    <style:style style:name="T90" style:family="text">
      <style:text-properties officeooo:rsid="00a532ba"/>
    </style:style>
    <style:style style:name="T91" style:family="text">
      <style:text-properties officeooo:rsid="00a839f1"/>
    </style:style>
    <style:style style:name="T92" style:family="text">
      <style:text-properties officeooo:rsid="00a8561a"/>
    </style:style>
    <style:style style:name="T93" style:family="text">
      <style:text-properties officeooo:rsid="00af12c5"/>
    </style:style>
    <style:style style:name="T94" style:family="text">
      <style:text-properties officeooo:rsid="00c23302"/>
    </style:style>
    <style:style style:name="T95" style:family="text">
      <style:text-properties officeooo:rsid="00cae13a"/>
    </style:style>
    <style:style style:name="T96" style:family="text">
      <style:text-properties officeooo:rsid="00d070ff"/>
    </style:style>
    <style:style style:name="T97" style:family="text">
      <style:text-properties officeooo:rsid="00d1bf59"/>
    </style:style>
    <style:style style:name="T98" style:family="text">
      <style:text-properties officeooo:rsid="00d50d49"/>
    </style:style>
    <style:style style:name="T99" style:family="text">
      <style:text-properties officeooo:rsid="00e275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bLouisAPH</text:p>
      <text:h text:style-name="Heading_20_1" text:outline-level="1">Reference</text:h>
      <text:p text:style-name="P1"/>
      <text:h text:style-name="Heading_20_2" text:outline-level="2">API</text:h>
      <text:p text:style-name="P1"/>
      <text:p text:style-name="Heading">Functions</text:p>
      <text:p text:style-name="P1"/>
      <text:p text:style-name="P6">LibLouisAPH keeps a <text:span text:style-name="T56">current path list</text:span> that is used to search for table and conversion files. <text:s/>It is a string containing directory names separated by the <text:span text:style-name="T56">path separator</text:span>. <text:s/>The <text:span text:style-name="T56">path separator</text:span> is <text:span text:style-name="T13">:</text:span> for POSIX systems (Linux and Macs), and <text:span text:style-name="T13">;</text:span> for Windows systems.</text:p>
      <text:p text:style-name="P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0">void louis_get_version(char *version,</text:p>
            <text:p text:style-name="P20"><text:s text:c="23"/>const int version_max)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0">version</text:p>
                </table:table-cell>
                <table:table-cell table:style-name="Table6.A1" office:value-type="string">
                  <text:p text:style-name="P62">Stored a copy of the library's version.</text:p>
                </table:table-cell>
              </table:table-row>
              <table:table-row>
                <table:table-cell table:style-name="Table6.A1" office:value-type="string">
                  <text:p text:style-name="P20">version_max</text:p>
                </table:table-cell>
                <table:table-cell table:style-name="Table6.A1" office:value-type="string">
                  <text:p text:style-name="P2">The maximum number of characters that can be stored <text:span text:style-name="T1">in</text:span> <text:span text:style-name="T19">version</text:span>.</text:p>
                </table:table-cell>
              </table:table-row>
            </table:table>
            <text:p text:style-name="P58"><text:s/></text:p>
          </table:table-cell>
        </table:table-row>
        <table:table-row table:style-name="Table9.1">
          <table:table-cell table:style-name="Table9.A1" office:value-type="string">
            <text:p text:style-name="P13"><text:span text:style-name="T75">void louis_set_log_callback</text:span>(<text:span text:style-name="T27">void (*callback)(const int level,</text:span></text:p>
            <text:p text:style-name="P18"><text:s text:c="45"/>const char *message))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18">callback</text:p>
                </table:table-cell>
                <table:table-cell table:style-name="Table19.A1" office:value-type="string">
                  <text:p text:style-name="P40">Function called when <text:span text:style-name="T11">message</text:span> is written to log with <text:span text:style-name="T11">level</text:span>, may be <text:span text:style-name="T11">NULL</text:span>.</text:p>
                </table:table-cell>
              </table:table-row>
            </table:table>
            <text:p text:style-name="P58"><text:s/></text:p>
          </table:table-cell>
        </table:table-row>
        <table:table-row table:style-name="Table9.1">
          <table:table-cell table:style-name="Table9.A1" office:value-type="string">
            <text:p text:style-name="P16"><text:span text:style-name="T74">int </text:span>louis_get_path<text:span text:style-name="T93">s</text:span>(<text:span text:style-name="T8">unsigned short *</text:span>paths,</text:p>
            <text:p text:style-name="P16"><text:s text:c="19"/><text:span text:style-name="T9">const int </text:span>paths_max)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1">paths</text:p>
                </table:table-cell>
                <table:table-cell table:style-name="Table1.B1" office:value-type="string">
                  <text:p text:style-name="P89">Store<text:span text:style-name="T8">d</text:span> a copy of the <text:span text:style-name="T56">current path list</text:span>.</text:p>
                </table:table-cell>
              </table:table-row>
              <table:table-row>
                <table:table-cell table:style-name="Table1.A1" office:value-type="string">
                  <text:p text:style-name="P11">paths_max</text:p>
                </table:table-cell>
                <table:table-cell table:style-name="Table1.A1" office:value-type="string">
                  <text:p text:style-name="P2">The maximum number of characters that can be stored <text:span text:style-name="T1">in</text:span> <text:span text:style-name="T11">paths</text:span>.</text:p>
                </table:table-cell>
              </table:table-row>
              <table:table-row>
                <table:table-cell table:style-name="Table1.A1" table:number-columns-spanned="2" office:value-type="string">
                  <text:p text:style-name="P56">Returns the number of characters stored in <text:span text:style-name="T18">paths</text:span>.</text:p>
                </table:table-cell>
                <table:covered-table-cell/>
              </table:table-row>
            </table:table>
            <text:p text:style-name="P55"><text:s/></text:p>
          </table:table-cell>
        </table:table-row>
        <table:table-row table:style-name="Table9.1">
          <table:table-cell table:style-name="Table9.A1" office:value-type="string">
            <text:p text:style-name="P2"><text:span text:style-name="T20">int </text:span><text:span text:style-name="T11">louis_set_path</text:span><text:span text:style-name="T21">s</text:span><text:span text:style-name="T11">(</text:span><text:span text:style-name="T14">const unsigned short *paths)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76">paths</text:p>
                </table:table-cell>
                <table:table-cell table:style-name="Table2.A1" office:value-type="string">
                  <text:p text:style-name="P4"><text:span text:style-name="T1">S</text:span>ets the <text:span text:style-name="T56">current path list</text:span>. <text:s/>Clears the <text:span text:style-name="T56">current path list</text:span> if <text:span text:style-name="T11">paths</text:span> is <text:span text:style-name="T11">NULL</text:span>.</text:p>
                </table:table-cell>
              </table:table-row>
              <table:table-row>
                <table:table-cell table:style-name="Table2.A1" table:number-columns-spanned="2" office:value-type="string">
                  <text:p text:style-name="P57">Returns the number of characters stored in <text:span text:style-name="T76">the </text:span><text:span text:style-name="T57">current path list</text:span><text:span text:style-name="T76">, or 0 if an error occurred</text:span></text:p>
                </table:table-cell>
                <table:covered-table-cell/>
              </table:table-row>
            </table:table>
            <text:p text:style-name="P55"><text:s/></text:p>
          </table:table-cell>
        </table:table-row>
        <table:table-row table:style-name="Table9.1">
          <table:table-cell table:style-name="Table9.A1" office:value-type="string">
            <text:p text:style-name="P3"><text:span text:style-name="T20">int </text:span><text:span text:style-name="T11">louis_add_path</text:span><text:span text:style-name="T21">s</text:span><text:span text:style-name="T11">(</text:span><text:span text:style-name="T15">const unsigned short *paths)</text:span>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77">paths</text:p>
                </table:table-cell>
                <table:table-cell table:style-name="Table7.A1" office:value-type="string">
                  <text:p text:style-name="P4"><text:span text:style-name="T10">A</text:span>ppended to the <text:span text:style-name="T56">current path list</text:span> with <text:span text:style-name="T56">path separator</text:span>.</text:p>
                </table:table-cell>
              </table:table-row>
              <table:table-row>
                <table:table-cell table:style-name="Table7.A1" table:number-columns-spanned="2" office:value-type="string">
                  <text:p text:style-name="P90">Returns the length of the <text:span text:style-name="T56">current path list</text:span>.</text:p>
                </table:table-cell>
                <table:covered-table-cell/>
              </table:table-row>
            </table:table>
            <text:p text:style-name="P54"><text:s/></text:p>
          </table:table-cell>
        </table:table-row>
        <text:soft-page-break/>
        <table:table-row table:style-name="Table9.1">
          <table:table-cell table:style-name="Table9.A1" office:value-type="string">
            <text:p text:style-name="P12"><text:span text:style-name="T76">int </text:span>louis_translate_forward(unsigned short *dots,</text:p>
            <text:p text:style-name="P12"><text:span text:style-name="T10"><text:s text:c="28"/></text:span>const int dots_len,</text:p>
            <text:p text:style-name="P12"><text:s text:c="28"/>const unsigned short *chars,</text:p>
            <text:p text:style-name="P12"><text:s text:c="28"/>const int chars_len,</text:p>
            <text:p text:style-name="P12"><text:s text:c="28"/>const char *table_name<text:span text:style-name="T23">s,</text:span></text:p>
            <text:p text:style-name="P12"><text:s text:c="28"/>const char *conversion_name,</text:p>
            <text:p text:style-name="P12"><text:s text:c="28"/>int *chars_to_dots_map,</text:p>
            <text:p text:style-name="P14"><text:s text:c="28"/>int *dots_to_chars_map,</text:p>
            <text:p text:style-name="P22"><text:s text:c="28"/>int *cursor)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78">dots</text:p>
                </table:table-cell>
                <table:table-cell table:style-name="Table8.A1" office:value-type="string">
                  <text:p text:style-name="P3"><text:span text:style-name="T24">Stored the </text:span>resulting forward translation <text:span text:style-name="T96">in UTF-16LE</text:span>.</text:p>
                </table:table-cell>
              </table:table-row>
              <table:table-row>
                <table:table-cell table:style-name="Table8.A1" office:value-type="string">
                  <text:p text:style-name="P12">dots_len</text:p>
                </table:table-cell>
                <table:table-cell table:style-name="Table8.A1" office:value-type="string">
                  <text:p text:style-name="P3">Maximum number of characters <text:span text:style-name="T24">that can be stored </text:span>in dots.</text:p>
                </table:table-cell>
              </table:table-row>
              <table:table-row>
                <table:table-cell table:style-name="Table8.A1" office:value-type="string">
                  <text:p text:style-name="P78">chars</text:p>
                </table:table-cell>
                <table:table-cell table:style-name="Table8.A1" office:value-type="string">
                  <text:p text:style-name="P10"><text:span text:style-name="T24">T</text:span>ext to be translated. <text:s/><text:span text:style-name="T96">The text must be UTF-16LE.</text:span></text:p>
                </table:table-cell>
              </table:table-row>
              <table:table-row>
                <table:table-cell table:style-name="Table8.A1" office:value-type="string">
                  <text:p text:style-name="P12">chars_len</text:p>
                </table:table-cell>
                <table:table-cell table:style-name="Table8.A1" office:value-type="string">
                  <text:p text:style-name="P3"><text:span text:style-name="T24">N</text:span>umber of characters in chars.</text:p>
                </table:table-cell>
              </table:table-row>
              <table:table-row>
                <table:table-cell table:style-name="Table8.A1" office:value-type="string">
                  <text:p text:style-name="P12">table_name<text:span text:style-name="T24">s</text:span></text:p>
                </table:table-cell>
                <table:table-cell table:style-name="Table8.A1" office:value-type="string">
                  <text:p text:style-name="P3"><text:span text:style-name="T24">T</text:span>able file name list used <text:span text:style-name="T24">for</text:span> translat<text:span text:style-name="T24">ion</text:span>.</text:p>
                </table:table-cell>
              </table:table-row>
              <table:table-row>
                <table:table-cell table:style-name="Table8.A1" office:value-type="string">
                  <text:p text:style-name="P12">conversion_name</text:p>
                </table:table-cell>
                <table:table-cell table:style-name="Table8.A1" office:value-type="string">
                  <text:p text:style-name="P3"><text:span text:style-name="T24">C</text:span>onversion file name.</text:p>
                </table:table-cell>
              </table:table-row>
              <table:table-row>
                <table:table-cell table:style-name="Table8.A1" office:value-type="string">
                  <text:p text:style-name="P12">chars_to_dots_map</text:p>
                </table:table-cell>
                <table:table-cell table:style-name="Table8.A1" office:value-type="string">
                  <text:p text:style-name="P8"><text:span text:style-name="T24">B</text:span>uffer to store mapping from chars to dots, may be <text:span text:style-name="T11">NULL</text:span> <text:span text:style-name="T95">if </text:span><text:span text:style-name="T11">dots_to_chars_map</text:span><text:span text:style-name="T95"> is also </text:span><text:span text:style-name="T22">NULL</text:span><text:span text:style-name="T95">.</text:span></text:p>
                </table:table-cell>
              </table:table-row>
              <table:table-row>
                <table:table-cell table:style-name="Table8.A1" office:value-type="string">
                  <text:p text:style-name="P12">dots_to_chars_map</text:p>
                </table:table-cell>
                <table:table-cell table:style-name="Table8.A1" office:value-type="string">
                  <text:p text:style-name="P9"><text:span text:style-name="T24">B</text:span>uffer to store mapping from <text:span text:style-name="T24">dots</text:span> to <text:span text:style-name="T24">chars</text:span>, may be <text:span text:style-name="T11">NULL</text:span> <text:span text:style-name="T95">if </text:span><text:span text:style-name="T11">chars_to_dots_map</text:span><text:span text:style-name="T95"> is also </text:span><text:span text:style-name="T22">NULL</text:span><text:span text:style-name="T95">.</text:span></text:p>
                </table:table-cell>
              </table:table-row>
              <table:table-row>
                <table:table-cell table:style-name="Table8.A1" office:value-type="string">
                  <text:p text:style-name="P21">cursor</text:p>
                </table:table-cell>
                <table:table-cell table:style-name="Table8.A1" office:value-type="string">
                  <text:p text:style-name="P74"><text:span text:style-name="T96">Stores</text:span> the pre-translation cursor position and reset to the post-translation cursor position. <text:s/>May be <text:span text:style-name="T11">NULL</text:span>.</text:p>
                </table:table-cell>
              </table:table-row>
              <table:table-row>
                <table:table-cell table:style-name="Table8.A1" table:number-columns-spanned="2" office:value-type="string">
                  <text:p text:style-name="P59">Returns the length of the resulting <text:span text:style-name="T89">forward </text:span>translation, 0 if no processing was done and no <text:span text:style-name="T89">forward </text:span>translation was performed, and -1 if an error occurred.</text:p>
                </table:table-cell>
                <table:covered-table-cell/>
              </table:table-row>
            </table:table>
            <text:p text:style-name="P54"><text:s/></text:p>
          </table:table-cell>
        </table:table-row>
        <text:soft-page-break/>
        <table:table-row table:style-name="Table9.1">
          <table:table-cell table:style-name="Table9.A1" office:value-type="string">
            <text:p text:style-name="P3"><text:span text:style-name="T20">int </text:span><text:span text:style-name="T11">louis_translate_</text:span><text:span text:style-name="T16">back</text:span><text:span text:style-name="T11">ward(unsigned short *</text:span><text:span text:style-name="T17">char</text:span><text:span text:style-name="T11">s,</text:span></text:p>
            <text:p text:style-name="P12"><text:span text:style-name="T10"><text:s text:c="29"/></text:span>const int <text:span text:style-name="T28">char</text:span>s_len,</text:p>
            <text:p text:style-name="P12"><text:s text:c="29"/>const unsigned short *<text:span text:style-name="T28">dot</text:span>s,</text:p>
            <text:p text:style-name="P12"><text:s text:c="29"/>const int <text:span text:style-name="T28">dot</text:span>s_len,</text:p>
            <text:p text:style-name="P12"><text:s text:c="29"/>const char *table_name<text:span text:style-name="T23">s,</text:span></text:p>
            <text:p text:style-name="P12"><text:s text:c="29"/>const char *conversion_name,</text:p>
            <text:p text:style-name="P12"><text:s text:c="29"/>int *chars_to_dots_map,</text:p>
            <text:p text:style-name="P15"><text:s text:c="29"/>int *dots_to_chars_map,</text:p>
            <text:p text:style-name="P23"><text:s text:c="29"/>int *cursor)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78"><text:span text:style-name="T28">char</text:span>s</text:p>
                </table:table-cell>
                <table:table-cell table:style-name="Table3.A1" office:value-type="string">
                  <text:p text:style-name="P10"><text:span text:style-name="T24">Stored the </text:span>resulting <text:span text:style-name="T25">back</text:span>ward translation <text:span text:style-name="T96">UTF-16LE </text:span>.</text:p>
                </table:table-cell>
              </table:table-row>
              <table:table-row>
                <table:table-cell table:style-name="Table3.A1" office:value-type="string">
                  <text:p text:style-name="P12"><text:span text:style-name="T28">char</text:span>s_len</text:p>
                </table:table-cell>
                <table:table-cell table:style-name="Table3.A1" office:value-type="string">
                  <text:p text:style-name="P3">Maximum number of characters <text:span text:style-name="T24">that can be stored </text:span>in dots.</text:p>
                </table:table-cell>
              </table:table-row>
              <table:table-row>
                <table:table-cell table:style-name="Table3.A1" office:value-type="string">
                  <text:p text:style-name="P78"><text:span text:style-name="T28">dot</text:span>s</text:p>
                </table:table-cell>
                <table:table-cell table:style-name="Table3.A1" office:value-type="string">
                  <text:p text:style-name="P10"><text:span text:style-name="T24">T</text:span>ext to be translated. <text:s/><text:span text:style-name="T96">The text must be UTF-16LE.</text:span></text:p>
                </table:table-cell>
              </table:table-row>
              <table:table-row>
                <table:table-cell table:style-name="Table3.A1" office:value-type="string">
                  <text:p text:style-name="P12"><text:span text:style-name="T28">dot</text:span>s_len</text:p>
                </table:table-cell>
                <table:table-cell table:style-name="Table3.A1" office:value-type="string">
                  <text:p text:style-name="P3"><text:span text:style-name="T24">N</text:span>umber of characters in chars.</text:p>
                </table:table-cell>
              </table:table-row>
              <table:table-row>
                <table:table-cell table:style-name="Table3.A1" office:value-type="string">
                  <text:p text:style-name="P12">table_name<text:span text:style-name="T24">s</text:span></text:p>
                </table:table-cell>
                <table:table-cell table:style-name="Table3.A1" office:value-type="string">
                  <text:p text:style-name="P3"><text:span text:style-name="T24">T</text:span>able file name list used <text:span text:style-name="T24">for</text:span> translat<text:span text:style-name="T24">ion</text:span>.</text:p>
                </table:table-cell>
              </table:table-row>
              <table:table-row>
                <table:table-cell table:style-name="Table3.A1" office:value-type="string">
                  <text:p text:style-name="P12">conversion_name</text:p>
                </table:table-cell>
                <table:table-cell table:style-name="Table3.A1" office:value-type="string">
                  <text:p text:style-name="P3"><text:span text:style-name="T24">C</text:span>onversion file name.</text:p>
                </table:table-cell>
              </table:table-row>
              <table:table-row>
                <table:table-cell table:style-name="Table3.A1" office:value-type="string">
                  <text:p text:style-name="P12">chars_to_dots_map</text:p>
                </table:table-cell>
                <table:table-cell table:style-name="Table3.A1" office:value-type="string">
                  <text:p text:style-name="P8"><text:span text:style-name="T24">B</text:span>uffer to store mapping from chars to dots, may be <text:span text:style-name="T11">NULL</text:span> <text:span text:style-name="T95">if </text:span><text:span text:style-name="T11">dots_to_chars_map</text:span><text:span text:style-name="T95"> is also </text:span><text:span text:style-name="T22">NULL</text:span><text:span text:style-name="T95">.</text:span></text:p>
                </table:table-cell>
              </table:table-row>
              <table:table-row>
                <table:table-cell table:style-name="Table3.A1" office:value-type="string">
                  <text:p text:style-name="P12">dots_to_chars_map</text:p>
                </table:table-cell>
                <table:table-cell table:style-name="Table3.A1" office:value-type="string">
                  <text:p text:style-name="P9"><text:span text:style-name="T24">B</text:span>uffer to store mapping from <text:span text:style-name="T24">dots</text:span> to <text:span text:style-name="T24">chars</text:span>, may be <text:span text:style-name="T11">NULL</text:span> <text:span text:style-name="T95">if </text:span><text:span text:style-name="T11">chars_to_dots_map</text:span><text:span text:style-name="T95"> is also </text:span><text:span text:style-name="T22">NULL</text:span><text:span text:style-name="T95">.</text:span></text:p>
                </table:table-cell>
              </table:table-row>
              <table:table-row>
                <table:table-cell table:style-name="Table3.A1" office:value-type="string">
                  <text:p text:style-name="P21">cursor</text:p>
                </table:table-cell>
                <table:table-cell table:style-name="Table3.A1" office:value-type="string">
                  <text:p text:style-name="P74"><text:span text:style-name="T96">Stores</text:span> the pre-translation cursor position and reset to the post-translation cursor position. <text:s/>May be <text:span text:style-name="T11">NULL</text:span>.</text:p>
                </table:table-cell>
              </table:table-row>
              <table:table-row>
                <table:table-cell table:style-name="Table3.A1" table:number-columns-spanned="2" office:value-type="string">
                  <text:p text:style-name="P59">Returns the length of the resulting <text:span text:style-name="T89">backward </text:span>translation, 0 if no processing was done and no <text:span text:style-name="T89">backward </text:span>translation was performed, and -1 if an error occurred.</text:p>
                </table:table-cell>
                <table:covered-table-cell/>
              </table:table-row>
            </table:table>
            <text:p text:style-name="P3"><text:s/></text:p>
          </table:table-cell>
        </table:table-row>
        <table:table-row table:style-name="Table9.1">
          <table:table-cell table:style-name="Table9.A1" office:value-type="string">
            <text:p text:style-name="P17"><text:span text:style-name="T76">int louis_convert_to</text:span>(<text:span text:style-name="T8">unsigned short *chars</text:span>,</text:p>
            <text:p text:style-name="P17"><text:s text:c="21"/><text:span text:style-name="T9">const int char</text:span>s_<text:span text:style-name="T26">len</text:span>)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2"><text:span text:style-name="T26">char</text:span>s</text:p>
                </table:table-cell>
                <table:table-cell table:style-name="Table4.B1" office:value-type="string">
                  <text:p text:style-name="P79">Characters to be converted.</text:p>
                </table:table-cell>
              </table:table-row>
              <table:table-row>
                <table:table-cell table:style-name="Table4.A1" office:value-type="string">
                  <text:p text:style-name="P12"><text:span text:style-name="T26">char</text:span>s_<text:span text:style-name="T26">len</text:span></text:p>
                </table:table-cell>
                <table:table-cell table:style-name="Table4.A1" office:value-type="string">
                  <text:p text:style-name="P3">The number of characters <text:span text:style-name="T1">in</text:span> <text:span text:style-name="T12">chars</text:span>.</text:p>
                </table:table-cell>
              </table:table-row>
              <table:table-row>
                <table:table-cell table:style-name="Table4.A1" office:value-type="string">
                  <text:p text:style-name="P12">conversion_name</text:p>
                </table:table-cell>
                <table:table-cell table:style-name="Table4.A1" office:value-type="string">
                  <text:p text:style-name="P3"><text:span text:style-name="T24">C</text:span>onversion file name.</text:p>
                </table:table-cell>
              </table:table-row>
              <table:table-row>
                <table:table-cell table:style-name="Table4.A1" table:number-columns-spanned="2" office:value-type="string">
                  <text:p text:style-name="P59">Returns 1 if successful, 0 if an error occurred.</text:p>
                </table:table-cell>
                <table:covered-table-cell/>
              </table:table-row>
            </table:table>
            <text:p text:style-name="P3"><text:s/></text:p>
          </table:table-cell>
        </table:table-row>
        <table:table-row table:style-name="Table9.1">
          <table:table-cell table:style-name="Table9.A1" office:value-type="string">
            <text:p text:style-name="P17"><text:span text:style-name="T76">int louis_convert_from</text:span>(<text:span text:style-name="T8">unsigned short *dots</text:span>,</text:p>
            <text:p text:style-name="P17"><text:s text:c="23"/><text:span text:style-name="T9">const int dot</text:span>s_<text:span text:style-name="T26">len</text:span>)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9">dot</text:p>
                </table:table-cell>
                <table:table-cell table:style-name="Table5.B1" office:value-type="string">
                  <text:p text:style-name="P79">Characters to be converted.</text:p>
                </table:table-cell>
              </table:table-row>
              <table:table-row>
                <table:table-cell table:style-name="Table5.A1" office:value-type="string">
                  <text:p text:style-name="P12"><text:span text:style-name="T26">dot</text:span>s_<text:span text:style-name="T26">len</text:span></text:p>
                </table:table-cell>
                <table:table-cell table:style-name="Table5.A1" office:value-type="string">
                  <text:p text:style-name="P3">The number of characters <text:span text:style-name="T1">in</text:span> <text:span text:style-name="T12">dot</text:span>.</text:p>
                </table:table-cell>
              </table:table-row>
              <table:table-row>
                <table:table-cell table:style-name="Table5.A1" office:value-type="string">
                  <text:p text:style-name="P12">conversion_name</text:p>
                </table:table-cell>
                <table:table-cell table:style-name="Table5.A1" office:value-type="string">
                  <text:p text:style-name="P3"><text:span text:style-name="T24">C</text:span>onversion file name.</text:p>
                </table:table-cell>
              </table:table-row>
              <table:table-row>
                <table:table-cell table:style-name="Table5.A1" table:number-columns-spanned="2" office:value-type="string">
                  <text:p text:style-name="P59">Returns 1 if successful, 0 if an error occurred.</text:p>
                </table:table-cell>
                <table:covered-table-cell/>
              </table:table-row>
            </table:table>
            <text:p text:style-name="P3"><text:s/></text:p>
          </table:table-cell>
        </table:table-row>
      </table:table>
      <text:p text:style-name="P1"/>
      <text:p text:style-name="Heading"><text:soft-page-break/>Control Characters</text:p>
      <text:p text:style-name="P129">The control characters can be changed in the table using the <text:span text:style-name="T47">config</text:span> <text:span text:style-name="T30">control</text:span> opcode.</text:p>
      <text:p text:style-name="P129"/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88">U+F001</text:p>
          </table:table-cell>
          <table:table-cell table:style-name="Table25.A1" office:value-type="string">
            <text:p text:style-name="P88">USER</text:p>
          </table:table-cell>
          <table:table-cell table:style-name="Table25.A1" office:value-type="string">
            <text:p text:style-name="Table_20_Contents"/>
          </table:table-cell>
        </table:table-row>
        <table:table-row>
          <table:table-cell table:style-name="Table25.A1" office:value-type="string">
            <text:p text:style-name="P87">U+F002</text:p>
          </table:table-cell>
          <table:table-cell table:style-name="Table25.A1" office:value-type="string">
            <text:p text:style-name="P87">BEGIN</text:p>
          </table:table-cell>
          <table:table-cell table:style-name="Table25.A1" office:value-type="string">
            <text:p text:style-name="Table_20_Contents"/>
          </table:table-cell>
        </table:table-row>
        <table:table-row>
          <table:table-cell table:style-name="Table25.A1" office:value-type="string">
            <text:p text:style-name="P87">U+F003</text:p>
          </table:table-cell>
          <table:table-cell table:style-name="Table25.A1" office:value-type="string">
            <text:p text:style-name="P87">END</text:p>
          </table:table-cell>
          <table:table-cell table:style-name="Table25.A1" office:value-type="string">
            <text:p text:style-name="Table_20_Contents"/>
          </table:table-cell>
        </table:table-row>
      </table:table>
      <text:p text:style-name="P73"/>
      <text:h text:style-name="P132" text:outline-level="2">Table</text:h>
      <text:p text:style-name="P38"/>
      <text:p text:style-name="P38">When compiling, LibLouisAPH maintains a <text:span text:style-name="T50">current rule attributes</text:span> which is an attribute <text:span text:style-name="T31">INTEGER</text:span> that is set for every <text:span text:style-name="T47">rule</text:span> or <text:span text:style-name="T47">match</text:span>. <text:s/>LibLouisAPH also maintains <text:span text:style-name="T50">current rule filters</text:span> which represents <text:span text:style-name="T31">PATTERN</text:span>s that are applied to every <text:span text:style-name="T47">rule</text:span> or <text:span text:style-name="T47">match</text:span>. <text:s/>The <text:span text:style-name="T50">current rule filters</text:span> are two <text:span text:style-name="T33">FILTER</text:span>s, both forward and backwards, each containing two <text:span text:style-name="T31">PATTERN</text:span>s that are checked against the characters <text:span text:style-name="T29">that are </text:span>before and after a <text:span text:style-name="T42">TARGET</text:span>.</text:p>
      <text:p text:style-name="P38"/>
      <text:p text:style-name="P72">Blank lines and lines starting with <text:span text:style-name="T30">#</text:span> are ignored. <text:s/><text:span text:style-name="T94">Also any characters after an opcode’s defined parameters are ignored, unless there are a variable number of parameters. <text:s/>All table files are required to be in UTF-8 format.</text:span></text:p>
      <text:p text:style-name="P38"/>
      <text:p text:style-name="P24">Definitions:</text:p>
      <text:p text:style-name="P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0">CHAR</text:p>
          </table:table-cell>
          <table:table-cell table:style-name="Table10.A1" office:value-type="string">
            <text:p text:style-name="P24"><text:span text:style-name="T29">A s</text:span>ingle UTF16 character.</text:p>
          </table:table-cell>
        </table:table-row>
        <table:table-row>
          <table:table-cell table:style-name="Table10.A1" office:value-type="string">
            <text:p text:style-name="P41">CHARS</text:p>
          </table:table-cell>
          <table:table-cell table:style-name="Table10.A1" office:value-type="string">
            <text:p text:style-name="P25"><text:span text:style-name="T29">A s</text:span>tring of UTF16 characters.</text:p>
          </table:table-cell>
        </table:table-row>
        <table:table-row>
          <table:table-cell table:style-name="Table10.A1" office:value-type="string">
            <text:p text:style-name="P80">DOT</text:p>
          </table:table-cell>
          <table:table-cell table:style-name="Table10.A1" office:value-type="string">
            <text:p text:style-name="P25"><text:span text:style-name="T29">A</text:span> string of digits from 1 to 8 or a single UTF16 character between U+2800 to U+28FF.</text:p>
          </table:table-cell>
        </table:table-row>
        <table:table-row>
          <table:table-cell table:style-name="Table10.A1" office:value-type="string">
            <text:p text:style-name="P41">DOTS</text:p>
          </table:table-cell>
          <table:table-cell table:style-name="Table10.A1" office:value-type="string">
            <text:p text:style-name="P25"><text:span text:style-name="T29">A</text:span> combination of strings of digits from 1 to 8 separated by <text:span text:style-name="T29">a hyphen,</text:span> or UTF16 characters between U+2800 to U+28FF.</text:p>
          </table:table-cell>
        </table:table-row>
        <table:table-row>
          <table:table-cell table:style-name="Table10.A1" office:value-type="string">
            <text:p text:style-name="P44">CHARDOTS</text:p>
          </table:table-cell>
          <table:table-cell table:style-name="Table10.A1" office:value-type="string">
            <text:p text:style-name="P66"><text:span text:style-name="T31">CHARS</text:span> that may contain <text:span text:style-name="T31">DOTS</text:span> surrounded by semicolons, <text:span text:style-name="T97">that are following the escape character </text:span><text:span text:style-name="T61">\</text:span>.</text:p>
          </table:table-cell>
        </table:table-row>
        <table:table-row>
          <table:table-cell table:style-name="Table10.A1" office:value-type="string">
            <text:p text:style-name="P41">TARGET</text:p>
          </table:table-cell>
          <table:table-cell table:style-name="Table10.A1" office:value-type="string">
            <text:p text:style-name="P60"><text:span text:style-name="T32">CHAR</text:span><text:span text:style-name="T39">DOTS</text:span> that determine whether a rule is to be applied during forward translation. <text:s/>Acts as <text:span text:style-name="T32">REPLACEMENT</text:span> during backward translation.</text:p>
          </table:table-cell>
        </table:table-row>
        <table:table-row>
          <table:table-cell table:style-name="Table10.A1" office:value-type="string">
            <text:p text:style-name="P41">REPLACEMENT</text:p>
          </table:table-cell>
          <table:table-cell table:style-name="Table10.A1" office:value-type="string">
            <text:p text:style-name="P60"><text:span text:style-name="T32">CHAR</text:span><text:span text:style-name="T39">DOTS</text:span> that are to replace <text:span text:style-name="T32">TARGET</text:span> when applying a rule during forward translation. <text:s/>Acts as <text:span text:style-name="T32">TARGET</text:span> during backward translation. <text:s/>Note that for rule type <text:span text:style-name="T30">trans</text:span>, <text:span text:style-name="T32">DOTS</text:span> are expected instead of <text:span text:style-name="T32">CHAR</text:span><text:span text:style-name="T39">DOTS</text:span>.</text:p>
          </table:table-cell>
        </table:table-row>
        <table:table-row>
          <table:table-cell table:style-name="Table10.A1" office:value-type="string">
            <text:p text:style-name="P41">INTEGER</text:p>
          </table:table-cell>
          <table:table-cell table:style-name="Table10.A1" office:value-type="string">
            <text:p text:style-name="P25"><text:span text:style-name="T29">A</text:span>n integer that may be represented as digits, a variable prefixed with a <text:span text:style-name="T30">$</text:span>, or <text:span text:style-name="T30">bit##</text:span> representing a single bit. <text:s/>Digits may be prefixed with a 0 for octal base and 0x for hexadecimal base.</text:p>
          </table:table-cell>
        </table:table-row>
        <table:table-row>
          <table:table-cell table:style-name="Table10.A1" office:value-type="string">
            <text:p text:style-name="P41">PATTERN</text:p>
          </table:table-cell>
          <table:table-cell table:style-name="Table10.A1" office:value-type="string">
            <text:p text:style-name="P25"><text:span text:style-name="T29">A</text:span>n expression used to filter rules when matching. <text:s/><text:span text:style-name="T31">PATTERN</text:span> may be just <text:span text:style-name="T29">a hyphen</text:span> to specify that no filtering is to be done.</text:p>
          </table:table-cell>
        </table:table-row>
        <table:table-row>
          <table:table-cell table:style-name="Table10.A1" office:value-type="string">
            <text:p text:style-name="P42">FILTER</text:p>
          </table:table-cell>
          <table:table-cell table:style-name="Table10.A1" office:value-type="string">
            <text:p text:style-name="P25"><text:span text:style-name="T29">T</text:span>wo <text:span text:style-name="T31">PATTERN</text:span>s that are checked against the characters <text:span text:style-name="T29">that are </text:span>before and after a <text:span text:style-name="T29">given</text:span> <text:span text:style-name="T42">TARGET</text:span>.</text:p>
          </table:table-cell>
        </table:table-row>
      </table:table>
      <text:p text:style-name="P24"/>
      <text:p text:style-name="Heading">Main Opcodes</text:p>
      <text:p text:style-name="P24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26"><text:span text:style-name="T47">rule</text:span> <text:span text:style-name="T31">[OPTIONS] TYPE </text:span><text:span text:style-name="T34">TARGET</text:span><text:span text:style-name="T31"> </text:span><text:span text:style-name="T34">REPLACEMENT</text:span></text:p>
            <text:p text:style-name="P26"/>
            <text:p text:style-name="P94">Defines a translation from <text:span text:style-name="T34">TARGET</text:span> to <text:span text:style-name="T34">REPLACEMENT</text:span>.</text:p>
            <text:p text:style-name="P94"/>
            <text:p text:style-name="P111">OPTIONS</text:p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123">-<text:span text:style-name="T62">forward</text:span></text:p>
                </table:table-cell>
                <table:table-cell table:style-name="Table12.A1" office:value-type="string">
                  <text:p text:style-name="P103">Forward translation only.</text:p>
                </table:table-cell>
              </table:table-row>
              <table:table-row>
                <table:table-cell table:style-name="Table12.A1" office:value-type="string">
                  <text:p text:style-name="P104">-<text:span text:style-name="T62">backward</text:span></text:p>
                </table:table-cell>
                <table:table-cell table:style-name="Table12.A1" office:value-type="string">
                  <text:p text:style-name="P103">Backward translation only.</text:p>
                </table:table-cell>
              </table:table-row>
              <table:table-row>
                <table:table-cell table:style-name="Table12.A1" office:value-type="string">
                  <text:p text:style-name="P123">-<text:span text:style-name="T88">after</text:span></text:p>
                </table:table-cell>
                <table:table-cell table:style-name="Table12.A1" office:value-type="string">
                  <text:p text:style-name="P103">Placed after similar rules.</text:p>
                </table:table-cell>
              </table:table-row>
            </table:table>
            <text:p text:style-name="P94"/>
            <text:p text:style-name="P111">TYPE</text:p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24">init</text:p>
                </table:table-cell>
                <table:table-cell table:style-name="Table13.A1" office:value-type="string">
                  <text:p text:style-name="P94"/>
                </table:table-cell>
              </table:table-row>
              <table:table-row>
                <table:table-cell table:style-name="Table13.A1" office:value-type="string">
                  <text:p text:style-name="P106">premode</text:p>
                </table:table-cell>
                <table:table-cell table:style-name="Table13.A1" office:value-type="string">
                  <text:p text:style-name="P94"/>
                </table:table-cell>
              </table:table-row>
              <table:table-row>
                <table:table-cell table:style-name="Table13.A1" office:value-type="string">
                  <text:p text:style-name="P109">postmode</text:p>
                </table:table-cell>
                <table:table-cell table:style-name="Table13.A1" office:value-type="string">
                  <text:p text:style-name="P94"/>
                </table:table-cell>
              </table:table-row>
              <table:table-row>
                <table:table-cell table:style-name="Table13.A1" office:value-type="string">
                  <text:p text:style-name="P124">pretrans</text:p>
                </table:table-cell>
                <table:table-cell table:style-name="Table13.A1" office:value-type="string">
                  <text:p text:style-name="P94"/>
                </table:table-cell>
              </table:table-row>
              <table:table-row>
                <table:table-cell table:style-name="Table13.A1" office:value-type="string">
                  <text:p text:style-name="P124">trans</text:p>
                </table:table-cell>
                <table:table-cell table:style-name="Table13.A1" office:value-type="string">
                  <text:p text:style-name="P118"><text:span text:style-name="T32">DOTS</text:span> instead of <text:span text:style-name="T32">CHAR</text:span><text:span text:style-name="T45">DOT</text:span><text:span text:style-name="T32">S</text:span><text:span text:style-name="T69"> </text:span><text:span text:style-name="T70">for </text:span><text:span text:style-name="T32">REPLACEMENT</text:span>.</text:p>
                </table:table-cell>
              </table:table-row>
              <table:table-row>
                <table:table-cell table:style-name="Table13.A1" office:value-type="string">
                  <text:p text:style-name="P124">posttrans</text:p>
                </table:table-cell>
                <table:table-cell table:style-name="Table13.A1" office:value-type="string">
                  <text:p text:style-name="P94"/>
                </table:table-cell>
              </table:table-row>
              <table:table-row>
                <table:table-cell table:style-name="Table13.A1" office:value-type="string">
                  <text:p text:style-name="P124">fini</text:p>
                </table:table-cell>
                <table:table-cell table:style-name="Table13.A1" office:value-type="string">
                  <text:p text:style-name="P94"/>
                </table:table-cell>
              </table:table-row>
            </table:table>
            <text:p text:style-name="P94"><text:s/></text:p>
          </table:table-cell>
        </table:table-row>
        <table:table-row table:style-name="Table11.1">
          <table:table-cell table:style-name="Table11.A1" office:value-type="string">
            <text:p text:style-name="P27"><text:span text:style-name="T47">match</text:span> <text:span text:style-name="T31">[OPTIONS] TYPE PATTERN </text:span><text:span text:style-name="T35">TARGET</text:span><text:span text:style-name="T31"> PATTERN PATTERN </text:span><text:span text:style-name="T35">REPLACEMENT</text:span><text:span text:style-name="T31"> PATTERN</text:span></text:p>
            <text:p text:style-name="P27"/>
            <text:p text:style-name="P95">Like <text:span text:style-name="T47">rule</text:span>, but includes <text:span text:style-name="T31">PATTERN</text:span>s to further filter<text:span text:style-name="T91">ing</text:span>. <text:s/><text:span text:style-name="T31">OPTIONS</text:span> and <text:span text:style-name="T31">TYPE</text:span> are the same as rule. <text:s/>The first <text:span text:style-name="T31">PATTERN</text:span> is checked against the characters before <text:span text:style-name="T35">TARGET</text:span><text:span text:style-name="T52"> </text:span><text:span text:style-name="T63">during forward translation.</text:span> <text:s/>The second <text:span text:style-name="T31">PATTERN</text:span> is checked against the characters after <text:span text:style-name="T35">TARGET</text:span><text:span text:style-name="T52"> </text:span><text:span text:style-name="T63">during forward translation.</text:span> <text:s/>The third <text:span text:style-name="T31">PATTERN</text:span> is checked against the characters before <text:span text:style-name="T35">REPLACEMENT</text:span><text:span text:style-name="T52"> </text:span><text:span text:style-name="T63">during backward translation.</text:span> <text:s/>The fourth <text:span text:style-name="T31">PATTERN</text:span> is checked against the characters after <text:span text:style-name="T35">REPLACEMENT</text:span><text:span text:style-name="T52"> </text:span><text:span text:style-name="T63">during backward translation.</text:span> <text:s/>The <text:span text:style-name="T64">equal sign</text:span> may be used for any <text:span text:style-name="T31">PATTERN</text:span> to designate that the corresponding portion of the <text:span text:style-name="T50">current rule filters</text:span> should be used.</text:p>
            <text:p text:style-name="P95"/>
          </table:table-cell>
        </table:table-row>
        <table:table-row table:style-name="Table11.1">
          <table:table-cell table:style-name="Table11.A1" office:value-type="string">
            <text:p text:style-name="P28"><text:span text:style-name="T47">chars</text:span> <text:span text:style-name="T31">CHARS INTEGER </text:span><text:span text:style-name="T36">[INTEGER</text:span><text:span text:style-name="T31">...</text:span><text:span text:style-name="T36">]</text:span></text:p>
            <text:p text:style-name="P28"/>
            <text:p text:style-name="P96">Takes the current attribute for each <text:span text:style-name="T31">CHARS</text:span> and it is or'ed with <text:span text:style-name="T31">INTEGER</text:span>. <text:s/>Multiple <text:span text:style-name="T31">INTEGER</text:span>s <text:s/>may be used, with each <text:span text:style-name="T31">INTEGER</text:span> being or'ed to the current attribute, and the list can be terminated with a single <text:span text:style-name="T30">#</text:span>.</text:p>
            <text:p text:style-name="P96"/>
          </table:table-cell>
        </table:table-row>
        <table:table-row table:style-name="Table11.1">
          <table:table-cell table:style-name="Table11.A1" office:value-type="string">
            <text:p text:style-name="P29"><text:span text:style-name="T47">attrs</text:span> <text:span text:style-name="T31">=</text:span><text:span text:style-name="T51">|</text:span><text:span text:style-name="T31">+</text:span><text:span text:style-name="T51">|</text:span><text:span text:style-name="T31">- INTEGER</text:span></text:p>
            <text:p text:style-name="P29"/>
            <text:p text:style-name="P97">Modifies <text:span text:style-name="T65">the</text:span> <text:span text:style-name="T50">current rule attributes</text:span> for every rule that follows.</text:p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126">=</text:p>
                </table:table-cell>
                <table:table-cell table:style-name="Table14.A1" office:value-type="string">
                  <text:p text:style-name="P97"><text:span text:style-name="T65">S</text:span>ets the <text:span text:style-name="T50">current rule attributes</text:span> to <text:span text:style-name="T31">INTEGER</text:span>.</text:p>
                </table:table-cell>
              </table:table-row>
              <table:table-row>
                <table:table-cell table:style-name="Table14.A1" office:value-type="string">
                  <text:p text:style-name="P107">+</text:p>
                </table:table-cell>
                <table:table-cell table:style-name="Table14.A1" office:value-type="string">
                  <text:p text:style-name="P97"><text:span text:style-name="T65">S</text:span>ets the bits of the <text:span text:style-name="T50">current rule attributes</text:span> that are set in <text:span text:style-name="T31">INTEGER</text:span>.</text:p>
                </table:table-cell>
              </table:table-row>
              <table:table-row>
                <table:table-cell table:style-name="Table14.A1" office:value-type="string">
                  <text:p text:style-name="P125">-</text:p>
                </table:table-cell>
                <table:table-cell table:style-name="Table14.A1" office:value-type="string">
                  <text:p text:style-name="P97"><text:span text:style-name="T65">Uns</text:span>ets the bits of the <text:span text:style-name="T50">current rule attributes</text:span> that are set in <text:span text:style-name="T31">INTEGER</text:span>.</text:p>
                </table:table-cell>
              </table:table-row>
            </table:table>
            <text:p text:style-name="P97"><text:s/></text:p>
          </table:table-cell>
        </table:table-row>
        <text:soft-page-break/>
        <table:table-row table:style-name="Table11.1">
          <table:table-cell table:style-name="Table11.A1" office:value-type="string">
            <text:p text:style-name="P33"><text:span text:style-name="T47">join</text:span> <text:span text:style-name="T31">INTEGER CHAR CHAR [INTEGER [INTEGER]]</text:span></text:p>
            <text:p text:style-name="P30"/>
            <text:p text:style-name="P101">Connects <text:span text:style-name="T66">both </text:span><text:span text:style-name="T31">CHAR</text:span><text:span text:style-name="T37">s</text:span> <text:span text:style-name="T66">at</text:span> join <text:span text:style-name="T73">index</text:span> <text:span text:style-name="T31">INTEGER</text:span>. <text:s/><text:span text:style-name="T73">If present, t</text:span>he bits of the first <text:span text:style-name="T31">INTEGER</text:span> are set in the first <text:span text:style-name="T31">CHAR</text:span> attributes. <text:s/><text:span text:style-name="T73">If present, t</text:span>he bits of the second <text:span text:style-name="T31">INTEGER</text:span> are set in the second <text:span text:style-name="T31">CHAR</text:span> attributes.</text:p>
            <text:p text:style-name="P30"><text:s/></text:p>
          </table:table-cell>
        </table:table-row>
        <table:table-row table:style-name="Table11.1">
          <table:table-cell table:style-name="Table11.A1" office:value-type="string">
            <text:p text:style-name="P31"><text:span text:style-name="T47">mode</text:span> <text:span text:style-name="T31">NAME BEGIN END [WORD TERM SYMBOL LENGTH]</text:span></text:p>
            <text:p text:style-name="P31"/>
            <text:p text:style-name="P98">Sets the indicators for a mode named <text:span text:style-name="T31">NAME</text:span>. <text:s/><text:span text:style-name="T31">NAME</text:span> is used to specify the mode when using streaming control characters while translating. <text:s/>There are three special modes that are processed separately:</text:p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127">nocontract</text:p>
                </table:table-cell>
                <table:table-cell table:style-name="Table15.A1" office:value-type="string">
                  <text:p text:style-name="P98"/>
                </table:table-cell>
              </table:table-row>
              <table:table-row>
                <table:table-cell table:style-name="Table15.A1" office:value-type="string">
                  <text:p text:style-name="P108">capital</text:p>
                </table:table-cell>
                <table:table-cell table:style-name="Table15.A1" office:value-type="string">
                  <text:p text:style-name="P98"/>
                </table:table-cell>
              </table:table-row>
              <table:table-row>
                <table:table-cell table:style-name="Table15.A1" office:value-type="string">
                  <text:p text:style-name="P127">numeric</text:p>
                </table:table-cell>
                <table:table-cell table:style-name="Table15.A1" office:value-type="string">
                  <text:p text:style-name="P98"/>
                </table:table-cell>
              </table:table-row>
            </table:table>
            <text:p text:style-name="P98"><text:s/></text:p>
          </table:table-cell>
        </table:table-row>
      </table:table>
      <text:p text:style-name="P24"/>
      <text:p text:style-name="Heading">Supplementary Opcodes</text:p>
      <text:p text:style-name="P32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0"><text:span text:style-name="T47">set</text:span> <text:span text:style-name="T31">NAME INTEGER</text:span></text:p>
            <text:p text:style-name="P50"/>
            <text:p text:style-name="P114"><text:span text:style-name="T62">Creates a variable </text:span><text:span text:style-name="T31">NAME</text:span><text:span text:style-name="T62"> with value </text:span><text:span text:style-name="T31">INTEGER</text:span><text:span text:style-name="T62">. <text:s/>A variable can be used in place of an </text:span><text:span text:style-name="T31">INTEGER</text:span><text:span text:style-name="T62"> via </text:span><text:span text:style-name="T58">$</text:span><text:span text:style-name="T31">NAME</text:span><text:span text:style-name="T67">.</text:span></text:p>
            <text:p text:style-name="P114"/>
          </table:table-cell>
        </table:table-row>
        <table:table-row table:style-name="Table16.1">
          <table:table-cell table:style-name="Table16.A1" office:value-type="string">
            <text:p text:style-name="P35"><text:span text:style-name="T47">pattern</text:span> <text:span text:style-name="T38">NAME </text:span><text:span text:style-name="T31">PATTERN</text:span></text:p>
            <text:p text:style-name="P34"/>
            <text:p text:style-name="P102">Defines a subpattern <text:span text:style-name="T31">PATTERN</text:span> <text:span text:style-name="T77">with</text:span> <text:span text:style-name="T38">NAME</text:span> that can used inside other following patterns.</text:p>
            <text:p text:style-name="P113"><text:s/></text:p>
          </table:table-cell>
        </table:table-row>
        <table:table-row table:style-name="Table16.1">
          <table:table-cell table:style-name="Table16.A1" office:value-type="string">
            <text:p text:style-name="P32"><text:span text:style-name="T47">filter</text:span> <text:span text:style-name="T38">NAME P</text:span><text:span text:style-name="T31">ATTERN PATTERN</text:span></text:p>
            <text:p text:style-name="P32"/>
            <text:p text:style-name="P99">Creates a filter <text:span text:style-name="T38">NAME</text:span>. <text:s/>The first <text:span text:style-name="T38">P</text:span><text:span text:style-name="T31">ATTERN</text:span> is checked against <text:span text:style-name="T67">a</text:span> characters before <text:span text:style-name="T67">a </text:span><text:span text:style-name="T35">TARGET</text:span> <text:span text:style-name="T67">or </text:span><text:span text:style-name="T34">REPLACEMENT</text:span><text:span text:style-name="T67">, </text:span>and the second <text:span text:style-name="T38">P</text:span><text:span text:style-name="T31">ATTERN</text:span> is checked against the characters after <text:span text:style-name="T67">a </text:span><text:span text:style-name="T35">TARGET</text:span> <text:span text:style-name="T67">or</text:span><text:span text:style-name="T55"> </text:span><text:span text:style-name="T46">REPLACEMENT</text:span><text:span text:style-name="T55">.</text:span></text:p>
            <text:p text:style-name="P112"/>
          </table:table-cell>
        </table:table-row>
        <table:table-row table:style-name="Table16.1">
          <table:table-cell table:style-name="Table16.A1" office:value-type="string">
            <text:p text:style-name="P32"><text:span text:style-name="T47">use</text:span> <text:span text:style-name="T31">FILTER FILTER</text:span></text:p>
            <text:p text:style-name="P32"/>
            <text:p text:style-name="P99">Sets the <text:span text:style-name="T50">current rule filters</text:span> that are applied to every rule that follows. <text:s/>The first <text:span text:style-name="T31">FILTER</text:span> is used when translating forward; <text:span text:style-name="T90">can be just a hyphen to specify no filtering. </text:span><text:s/><text:span text:style-name="T90">T</text:span>he second <text:span text:style-name="T31">FILTER</text:span> is used when translating backward; can be just <text:span text:style-name="T67">a hyphen or left blank</text:span> to specify no filter<text:span text:style-name="T67">ing</text:span>. <text:s/><text:span text:style-name="T90">Both </text:span><text:span text:style-name="T43">FILTER</text:span><text:span text:style-name="T90">s can be left blank to specify no filtering.</text:span></text:p>
            <text:p text:style-name="P112"/>
          </table:table-cell>
        </table:table-row>
        <table:table-row table:style-name="Table16.1">
          <table:table-cell table:style-name="Table16.A1" office:value-type="string">
            <text:p text:style-name="P32"><text:span text:style-name="T47">uses</text:span> <text:span text:style-name="T31">FILTER FILTER</text:span> <text:span text:style-name="T47">rule</text:span><text:span text:style-name="T30">|</text:span><text:span text:style-name="T47">match</text:span></text:p>
            <text:p text:style-name="P32"/>
            <text:p text:style-name="P100">Overrides the <text:span text:style-name="T50">current rule filters</text:span> <text:span text:style-name="T73">one time </text:span>for <text:span text:style-name="T47">rule</text:span> or <text:span text:style-name="T47">match</text:span>. <text:s/><text:span text:style-name="T31">FILTER</text:span> can be just <text:span text:style-name="T68">a hyphen</text:span> to specify no filter<text:span text:style-name="T68">ing</text:span>.</text:p>
            <text:p text:style-name="P112"/>
          </table:table-cell>
        </table:table-row>
        <text:soft-page-break/>
        <table:table-row table:style-name="Table16.1">
          <table:table-cell table:style-name="Table16.A1" office:value-type="string">
            <text:p text:style-name="P63"><text:span text:style-name="T47">macro</text:span> <text:span text:style-name="T31">NAME</text:span></text:p>
            <text:p text:style-name="P43">LINES</text:p>
            <text:p text:style-name="P43">...</text:p>
            <text:p text:style-name="P49">eom</text:p>
            <text:p text:style-name="P47"><text:span text:style-name="T79">@</text:span><text:span text:style-name="T3">NAME </text:span><text:span text:style-name="T2">[CHARS...]</text:span></text:p>
            <text:p text:style-name="P63"/>
            <text:p text:style-name="P119">Defines a macro <text:span text:style-name="T2">NAME</text:span> that represents the <text:span text:style-name="T2">LINES</text:span> between <text:span text:style-name="T47">macro</text:span> and <text:span text:style-name="T47">eom</text:span>. <text:s/>The macro can be used via <text:span text:style-name="T30">@</text:span><text:span text:style-name="T31">NAME</text:span>. <text:s/>If present, the <text:span text:style-name="T31">CHARS</text:span> replace occurrences of <text:span text:style-name="T59">$1</text:span><text:span text:style-name="T78">, </text:span><text:span text:style-name="T30">$2</text:span>, <text:span text:style-name="T30">$3</text:span>, up to <text:span text:style-name="T30">$9</text:span>, in the order they are listed, in <text:span text:style-name="T31">LINES</text:span>. <text:s/><text:span text:style-name="T98">M</text:span>acros cannot define other macros, but can use other macros, <text:span text:style-name="T98">provided no macro is used recursively.</text:span></text:p>
            <text:p text:style-name="P120"/>
          </table:table-cell>
        </table:table-row>
        <table:table-row table:style-name="Table16.1">
          <table:table-cell table:style-name="Table16.A1" office:value-type="string">
            <text:p text:style-name="P71"><text:span text:style-name="T47">include</text:span> <text:span text:style-name="T31">FILE</text:span></text:p>
            <text:p text:style-name="P71"/>
            <text:p text:style-name="P121">Compiles the rules in <text:span text:style-name="T31">FILE</text:span> in place as if they were part of the current file being compiled.</text:p>
            <text:p text:style-name="P121"><text:s/></text:p>
          </table:table-cell>
        </table:table-row>
        <table:table-row table:style-name="Table16.1">
          <table:table-cell table:style-name="Table16.A1" office:value-type="string">
            <text:p text:style-name="P48">config</text:p>
            <text:p text:style-name="P32"/>
            <text:p text:style-name="P99">Miscellaneous settings.</text:p>
            <table:table table:name="Table17" table:style-name="Table17">
              <table:table-column table:style-name="Table17.A"/>
              <table:table-column table:style-name="Table17.B"/>
              <table:table-row>
                <table:table-cell table:style-name="Table17.A1" office:value-type="string">
                  <text:p text:style-name="P105">attrs_chars <text:span text:style-name="T7">CHARS</text:span></text:p>
                </table:table-cell>
                <table:table-cell table:style-name="Table17.A1" office:value-type="string">
                  <text:p text:style-name="P100">String <text:span text:style-name="T44">CHARS</text:span><text:span text:style-name="T92"> </text:span>used to represent specific character attribute bits in patterns.</text:p>
                </table:table-cell>
              </table:table-row>
              <table:table-row>
                <table:table-cell table:style-name="Table17.A1" office:value-type="string">
                  <text:p text:style-name="P110"><text:span text:style-name="T30">control </text:span><text:span text:style-name="T31">TYPE</text:span> <text:span text:style-name="T2">CHAR</text:span></text:p>
                </table:table-cell>
                <table:table-cell table:style-name="Table17.A1" office:value-type="string">
                  <text:p text:style-name="P122">Sets streaming control character <text:span text:style-name="T31">TYPE</text:span> to <text:span text:style-name="T31">CHAR</text:span>.</text:p>
                  <text:p text:style-name="P122"/>
                  <text:p text:style-name="P122"><text:span text:style-name="T31">TYPE</text:span><text:span text:style-name="T71">: <text:s/></text:span><text:span text:style-name="T53">user</text:span><text:span text:style-name="T72">|</text:span><text:span text:style-name="T53">begin</text:span><text:span text:style-name="T72">|</text:span><text:span text:style-name="T53">end</text:span><text:span text:style-name="T72">|</text:span><text:span text:style-name="T53">hard</text:span><text:span text:style-name="T72">|</text:span><text:span text:style-name="T53">soft</text:span><text:span text:style-name="T72">|</text:span><text:span text:style-name="T53">modifier</text:span><text:span text:style-name="T54">|internal</text:span></text:p>
                </table:table-cell>
              </table:table-row>
            </table:table>
            <text:p text:style-name="P100"/>
          </table:table-cell>
        </table:table-row>
      </table:table>
      <text:p text:style-name="P24"/>
      <text:p text:style-name="P128">Pattern Expressions</text:p>
      <text:p text:style-name="P36">Definitions:</text:p>
      <text:p text:style-name="P5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80">CHAR</text:p>
          </table:table-cell>
          <table:table-cell table:style-name="Table23.A1" office:value-type="string">
            <text:p text:style-name="P68">Same as table.</text:p>
          </table:table-cell>
        </table:table-row>
        <table:table-row table:style-name="Table23.1">
          <table:table-cell table:style-name="Table23.A1" office:value-type="string">
            <text:p text:style-name="P44">CHARDOTS</text:p>
          </table:table-cell>
          <table:table-cell table:style-name="Table23.A1" office:value-type="string">
            <text:p text:style-name="P68">Same as table.</text:p>
          </table:table-cell>
        </table:table-row>
        <table:table-row table:style-name="Table23.1">
          <table:table-cell table:style-name="Table23.A1" office:value-type="string">
            <text:p text:style-name="P44">ATTR</text:p>
          </table:table-cell>
          <table:table-cell table:style-name="Table23.A1" office:value-type="string">
            <text:p text:style-name="P61"><text:span text:style-name="T32">CHAR</text:span> <text:span text:style-name="T82">that represents a specific attribute, more specifically the bit the signifies a specific character attribute that was set via the </text:span><text:span text:style-name="T85">chars</text:span><text:span text:style-name="T82"> opcode. By default, bits 0 to 31 are represented by the characters: </text:span><text:span text:style-name="T60">0123456789ABCDEFGHIJKLMNOPQRSTUV</text:span><text:span text:style-name="T82">. <text:s/>These can be changed using the </text:span><text:span text:style-name="T49">config</text:span><text:span text:style-name="T82"> opcode with </text:span><text:span text:style-name="T60">attrs_chars</text:span><text:span text:style-name="T82">.</text:span></text:p>
          </table:table-cell>
        </table:table-row>
        <table:table-row table:style-name="Table23.1">
          <table:table-cell table:style-name="Table23.A1" office:value-type="string">
            <text:p text:style-name="P44">ATTRS</text:p>
          </table:table-cell>
          <table:table-cell table:style-name="Table23.A1" office:value-type="string">
            <text:p text:style-name="P67"><text:span text:style-name="T83">S</text:span>tring of <text:span text:style-name="T86">ATTR</text:span>s</text:p>
          </table:table-cell>
        </table:table-row>
        <table:table-row table:style-name="Table23.1">
          <table:table-cell table:style-name="Table23.A1" office:value-type="string">
            <text:p text:style-name="P44">NAME</text:p>
          </table:table-cell>
          <table:table-cell table:style-name="Table23.A1" office:value-type="string">
            <text:p text:style-name="P67"><text:span text:style-name="T83">N</text:span>ame of <text:span text:style-name="T83">a</text:span> <text:span text:style-name="T31">PATTERN</text:span> that was previously defined using the <text:span text:style-name="T84">pattern</text:span> opcode.</text:p>
          </table:table-cell>
        </table:table-row>
        <table:table-row table:style-name="Table23.1">
          <table:table-cell table:style-name="Table23.A1" office:value-type="string">
            <text:p text:style-name="P45">EXPR</text:p>
          </table:table-cell>
          <table:table-cell table:style-name="Table23.A1" office:value-type="string">
            <text:p text:style-name="P68">Sequence of one or more of the following expressions described below.</text:p>
          </table:table-cell>
        </table:table-row>
      </table:table>
      <text:p text:style-name="P36"/>
      <text:p text:style-name="P68">Expressions:</text:p>
      <text:p text:style-name="P68"/>
      <table:table table:name="Table20" table:style-name="Table20">
        <table:table-column table:style-name="Table20.A"/>
        <table:table-column table:style-name="Table20.B"/>
        <table:table-column table:style-name="Table20.C"/>
        <text:soft-page-break/>
        <table:table-row table:style-name="Table20.1">
          <table:table-cell table:style-name="Table20.A1" office:value-type="string">
            <text:p text:style-name="P82">CHAR<text:span text:style-name="T83">DOTS</text:span></text:p>
          </table:table-cell>
          <table:table-cell table:style-name="Table20.A1" office:value-type="string">
            <text:p text:style-name="P86"/>
          </table:table-cell>
          <table:table-cell table:style-name="Table20.A1" office:value-type="string">
            <text:p text:style-name="P92">Match <text:span text:style-name="T83">exactly the string</text:span> <text:span text:style-name="T31">CHAR</text:span><text:span text:style-name="T41">DOTS</text:span>.</text:p>
          </table:table-cell>
        </table:table-row>
        <table:table-row table:style-name="Table20.1">
          <table:table-cell table:style-name="Table20.A1" office:value-type="string">
            <text:p text:style-name="P86">\</text:p>
          </table:table-cell>
          <table:table-cell table:style-name="Table20.A1" office:value-type="string">
            <text:p text:style-name="P86">\<text:span text:style-name="T2">CHAR</text:span></text:p>
          </table:table-cell>
          <table:table-cell table:style-name="Table20.A1" office:value-type="string">
            <text:p text:style-name="P92">Escape; match literal <text:span text:style-name="T31">CHAR</text:span>.</text:p>
          </table:table-cell>
        </table:table-row>
        <table:table-row table:style-name="Table20.1">
          <table:table-cell table:style-name="Table20.A1" office:value-type="string">
            <text:p text:style-name="P86">[ ]</text:p>
          </table:table-cell>
          <table:table-cell table:style-name="Table20.A1" office:value-type="string">
            <text:p text:style-name="P86">[<text:span text:style-name="T2">CHARS</text:span><text:span text:style-name="T6">DOTS</text:span>]</text:p>
          </table:table-cell>
          <table:table-cell table:style-name="Table20.A1" office:value-type="string">
            <text:p text:style-name="P92">Match one of <text:span text:style-name="T83">the characters in the string</text:span> <text:span text:style-name="T31">CHARS</text:span><text:span text:style-name="T41">DOTS</text:span>.</text:p>
          </table:table-cell>
        </table:table-row>
        <table:table-row table:style-name="Table20.1">
          <table:table-cell table:style-name="Table20.A1" office:value-type="string">
            <text:p text:style-name="P86">.</text:p>
          </table:table-cell>
          <table:table-cell table:style-name="Table20.A1" office:value-type="string">
            <text:p text:style-name="P86"/>
          </table:table-cell>
          <table:table-cell table:style-name="Table20.A1" office:value-type="string">
            <text:p text:style-name="P92">Match any char<text:span text:style-name="T83">acter</text:span>.</text:p>
          </table:table-cell>
        </table:table-row>
        <table:table-row table:style-name="Table20.1">
          <table:table-cell table:style-name="Table20.A1" office:value-type="string">
            <text:p text:style-name="P86">^</text:p>
          </table:table-cell>
          <table:table-cell table:style-name="Table20.A1" office:value-type="string">
            <text:p text:style-name="P86"/>
          </table:table-cell>
          <table:table-cell table:style-name="Table20.A1" office:value-type="string">
            <text:p text:style-name="P92">Match beginning or end of input.</text:p>
          </table:table-cell>
        </table:table-row>
        <table:table-row table:style-name="Table20.1">
          <table:table-cell table:style-name="Table20.A1" office:value-type="string">
            <text:p text:style-name="P86">%</text:p>
          </table:table-cell>
          <table:table-cell table:style-name="Table20.A1" office:value-type="string">
            <text:p text:style-name="P86">%<text:span text:style-name="T4">ATTR</text:span></text:p>
          </table:table-cell>
          <table:table-cell table:style-name="Table20.A1" office:value-type="string">
            <text:p text:style-name="P92">Match <text:span text:style-name="T31">ATTR</text:span>.</text:p>
          </table:table-cell>
        </table:table-row>
        <table:table-row table:style-name="Table20.1">
          <table:table-cell table:style-name="Table20.A1" office:value-type="string">
            <text:p text:style-name="P86">%<text:span text:style-name="T80">[ ]</text:span></text:p>
          </table:table-cell>
          <table:table-cell table:style-name="Table20.A1" office:value-type="string">
            <text:p text:style-name="P86">%<text:span text:style-name="T80">[</text:span><text:span text:style-name="T4">ATTRS</text:span><text:span text:style-name="T80">]</text:span></text:p>
          </table:table-cell>
          <table:table-cell table:style-name="Table20.A1" office:value-type="string">
            <text:p text:style-name="P92">Match any of <text:span text:style-name="T31">ATTRS</text:span>.</text:p>
          </table:table-cell>
        </table:table-row>
      </table:table>
      <text:p text:style-name="P64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84">( )</text:p>
          </table:table-cell>
          <table:table-cell table:style-name="Table21.A1" office:value-type="string">
            <text:p text:style-name="P83">(<text:span text:style-name="T2">EXPR...</text:span>)</text:p>
          </table:table-cell>
          <table:table-cell table:style-name="Table21.A1" office:value-type="string">
            <text:p text:style-name="P91"><text:span text:style-name="T83">Treat the g</text:span>roup <text:span text:style-name="T83">of </text:span><text:span text:style-name="T41">EXPR</text:span><text:span text:style-name="T83">s as one </text:span><text:span text:style-name="T41">EXPR</text:span>.</text:p>
          </table:table-cell>
        </table:table-row>
        <table:table-row table:style-name="Table21.1">
          <table:table-cell table:style-name="Table21.A1" office:value-type="string">
            <text:p text:style-name="P84">!</text:p>
          </table:table-cell>
          <table:table-cell table:style-name="Table21.A1" office:value-type="string">
            <text:p text:style-name="P85">!<text:span text:style-name="T4">EXPR</text:span></text:p>
          </table:table-cell>
          <table:table-cell table:style-name="Table21.A1" office:value-type="string">
            <text:p text:style-name="P91">Not <text:span text:style-name="T31">EXPR</text:span>.</text:p>
          </table:table-cell>
        </table:table-row>
        <table:table-row table:style-name="Table21.1">
          <table:table-cell table:style-name="Table21.A1" office:value-type="string">
            <text:p text:style-name="P84">*</text:p>
          </table:table-cell>
          <table:table-cell table:style-name="Table21.A1" office:value-type="string">
            <text:p text:style-name="P84"><text:span text:style-name="T2">EXPR</text:span>*</text:p>
          </table:table-cell>
          <table:table-cell table:style-name="Table21.A1" office:value-type="string">
            <text:p text:style-name="P91">Zero or more of <text:span text:style-name="T31">EXPR</text:span>.</text:p>
          </table:table-cell>
        </table:table-row>
        <table:table-row table:style-name="Table21.1">
          <table:table-cell table:style-name="Table21.A1" office:value-type="string">
            <text:p text:style-name="P84">+</text:p>
          </table:table-cell>
          <table:table-cell table:style-name="Table21.A1" office:value-type="string">
            <text:p text:style-name="P84"><text:span text:style-name="T2">EXPR</text:span>+</text:p>
          </table:table-cell>
          <table:table-cell table:style-name="Table21.A1" office:value-type="string">
            <text:p text:style-name="P91">One or more of <text:span text:style-name="T31">EXPR.</text:span></text:p>
          </table:table-cell>
        </table:table-row>
        <table:table-row table:style-name="Table21.1">
          <table:table-cell table:style-name="Table21.A1" office:value-type="string">
            <text:p text:style-name="P85">?</text:p>
          </table:table-cell>
          <table:table-cell table:style-name="Table21.A1" office:value-type="string">
            <text:p text:style-name="P84"><text:span text:style-name="T2">EXPR</text:span>?</text:p>
          </table:table-cell>
          <table:table-cell table:style-name="Table21.A1" office:value-type="string">
            <text:p text:style-name="P91">Zero or one of <text:span text:style-name="T31">EXPR.</text:span></text:p>
          </table:table-cell>
        </table:table-row>
        <table:table-row table:style-name="Table21.1">
          <table:table-cell table:style-name="Table21.A1" office:value-type="string">
            <text:p text:style-name="P84">|</text:p>
          </table:table-cell>
          <table:table-cell table:style-name="Table21.A1" office:value-type="string">
            <text:p text:style-name="P84"><text:span text:style-name="T2">EXPR</text:span>|<text:span text:style-name="T2">EXPR</text:span></text:p>
          </table:table-cell>
          <table:table-cell table:style-name="Table21.A1" office:value-type="string">
            <text:p text:style-name="P91">Either first <text:span text:style-name="T31">EXPR</text:span> or second <text:span text:style-name="T31">EXPR</text:span>.</text:p>
          </table:table-cell>
        </table:table-row>
      </table:table>
      <text:p text:style-name="P65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84">@[ ]</text:p>
          </table:table-cell>
          <table:table-cell table:style-name="Table22.A1" office:value-type="string">
            <text:p text:style-name="P84">@[<text:span text:style-name="T5">NAME</text:span>]</text:p>
          </table:table-cell>
          <table:table-cell table:style-name="Table22.A1" office:value-type="string">
            <text:p text:style-name="P91"><text:span text:style-name="T81">Use subpattern</text:span> <text:span text:style-name="T40">NAME</text:span> during compilation.</text:p>
          </table:table-cell>
        </table:table-row>
        <table:table-row table:style-name="Table22.1">
          <table:table-cell table:style-name="Table22.A1" office:value-type="string">
            <text:p text:style-name="P84">@{ }</text:p>
          </table:table-cell>
          <table:table-cell table:style-name="Table22.A1" office:value-type="string">
            <text:p text:style-name="P84">@{<text:span text:style-name="T5">NAME</text:span>}</text:p>
          </table:table-cell>
          <table:table-cell table:style-name="Table22.A1" office:value-type="string">
            <text:p text:style-name="P93"><text:span text:style-name="T87">EXPERIMENTAL</text:span> <text:s/><text:span text:style-name="T81">Use subpattern </text:span><text:span text:style-name="T40">NAME</text:span><text:span text:style-name="T81"> during checking.</text:span></text:p>
          </table:table-cell>
        </table:table-row>
      </table:table>
      <text:p text:style-name="P37"/>
      <text:h text:style-name="P132" text:outline-level="2">Conversion</text:h>
      <text:p text:style-name="P38"/>
      <text:p text:style-name="P72">Blank lines and lines starting with <text:span text:style-name="T30">#</text:span> are ignored.<text:span text:style-name="T94"> <text:s/>All conversion files are required to be in UTF-8 format.</text:span></text:p>
      <text:p text:style-name="P72"/>
      <text:p text:style-name="P70">Definitions: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81">CHAR</text:p>
          </table:table-cell>
          <table:table-cell table:style-name="Table24.A1" office:value-type="string">
            <text:p text:style-name="P69">Same as table.</text:p>
          </table:table-cell>
        </table:table-row>
        <table:table-row>
          <table:table-cell table:style-name="Table24.A1" office:value-type="string">
            <text:p text:style-name="P46">DOT</text:p>
          </table:table-cell>
          <table:table-cell table:style-name="Table24.A1" office:value-type="string">
            <text:p text:style-name="P69">Same as table.</text:p>
          </table:table-cell>
        </table:table-row>
      </table:table>
      <text:p text:style-name="P51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52"><text:span text:style-name="T48">convert</text:span> <text:span text:style-name="T31">DOT CHAR</text:span></text:p>
            <text:p text:style-name="P51"/>
            <text:p text:style-name="P115">Sets the conversion of <text:span text:style-name="T31">DOT</text:span> to <text:span text:style-name="T31">CHAR</text:span>.</text:p>
            <text:p text:style-name="P116"/>
          </table:table-cell>
        </table:table-row>
        <table:table-row table:style-name="Table18.1">
          <table:table-cell table:style-name="Table18.A1" office:value-type="string">
            <text:p text:style-name="P53"><text:span text:style-name="T47">unknown</text:span> <text:span text:style-name="T31">CHAR</text:span></text:p>
            <text:p text:style-name="P53"/>
            <text:p text:style-name="P117">Sets the conversion of any unknown character to CHAR.</text:p>
            <text:p text:style-name="P117"/>
          </table:table-cell>
        </table:table-row>
      </table:table>
      <text:p text:style-name="P39"/>
      <text:p text:style-name="P130"/>
      <text:p text:style-name="Horizontal_20_Line"/>
      <text:p text:style-name="P131"><text:span text:style-name="T99">Copyright </text:span>©<text:span text:style-name="T99"> 2017 LibLouisAPH, American Printing House for the Blind, Inc.</text:span>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6in" fo:margin-right="0.6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31:26.481065136</meta:creation-date>
    <dc:date>2017-08-01T16:57:50.963353551</dc:date>
    <meta:editing-duration>PT17H25M43S</meta:editing-duration>
    <meta:editing-cycles>176</meta:editing-cycles>
    <meta:generator>LibreOffice/5.1.6.2.0$Linux_X86_64 LibreOffice_project/10$Build-2</meta:generator>
    <meta:document-statistic meta:table-count="25" meta:image-count="0" meta:object-count="0" meta:page-count="11" meta:paragraph-count="284" meta:word-count="1723" meta:character-count="11355" meta:non-whitespace-character-count="9258"/>
  </office:meta>
</office:document-meta>
</file>